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8pt" svg:height="255.26pt" svg:x="59.1pt" svg:y="483.56pt">
            <loext:p draw:notify-on-update-of-ranges="Sheet1.R6:Sheet1.R35 Sheet1.T6:Sheet1.T35 Sheet1.F6:Sheet1.F35 Sheet1.I6:Sheet1.I35 Sheet1.L6:Sheet1.L35 Sheet1.O6:Sheet1.O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89.64pt" svg:height="426.36pt" svg:x="607.21pt" svg:y="479.51pt">
            <loext:p draw:notify-on-update-of-ranges="Sheet1.T5:Sheet1.T35 Sheet1.S5:Sheet1.S35 Sheet1.D5:Sheet1.D35 Sheet1.F5:Sheet1.F35 Sheet1.E5:Sheet1.E35 Sheet1.F5:Sheet1.F35 Sheet1.Q5:Sheet1.Q35 Sheet1.R5:Sheet1.R35 Sheet1.N5:Sheet1.N35 Sheet1.O5:Sheet1.O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KDD-2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(row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C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SCD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MinibatchSize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table:style-name="ce1"/>
          <table:table-cell/>
          <table:table-cell table:style-name="ce1" office:value-type="string" calcext:value-type="string">
            <text:p>NumSamples</text:p>
          </table:table-cell>
          <table:table-cell/>
          <table:table-cell table:style-name="ce1" office:value-type="float" office:value="16384" calcext:value-type="float">
            <text:p>1638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" office:value-type="string" calcext:value-type="string">
            <text:p>SGD learning rate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2"/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style-name="ce1"/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0.248521*[.A5]" office:value-type="float" office:value="0.248521" calcext:value-type="float">
            <text:p>0.248521</text:p>
          </table:table-cell>
          <table:table-cell table:formula="of:=5.71452*[.A5]" office:value-type="float" office:value="5.71452" calcext:value-type="float">
            <text:p>5.71452</text:p>
          </table:table-cell>
          <table:table-cell office:value-type="float" office:value="0.69319" calcext:value-type="float">
            <text:p>0.69319</text:p>
          </table:table-cell>
          <table:table-cell/>
          <table:table-cell table:formula="of:=0.866079*[.A5]" office:value-type="float" office:value="0.866079" calcext:value-type="float">
            <text:p>0.866079</text:p>
          </table:table-cell>
          <table:table-cell office:value-type="float" office:value="0.69319" calcext:value-type="float">
            <text:p>0.69319</text:p>
          </table:table-cell>
          <table:table-cell/>
          <table:table-cell table:formula="of:=0.669023*[.A5]" office:value-type="float" office:value="0.669023" calcext:value-type="float">
            <text:p>0.669023</text:p>
          </table:table-cell>
          <table:table-cell office:value-type="float" office:value="0.69319" calcext:value-type="float">
            <text:p>0.69319</text:p>
          </table:table-cell>
          <table:table-cell/>
          <table:table-cell table:formula="of:=0.648857*[.A5]" office:value-type="float" office:value="0.648857" calcext:value-type="float">
            <text:p>0.648857</text:p>
          </table:table-cell>
          <table:table-cell office:value-type="float" office:value="0.69319" calcext:value-type="float">
            <text:p>0.69319</text:p>
          </table:table-cell>
          <table:table-cell/>
          <table:table-cell table:formula="of:=0.651391*[.A5]" office:value-type="float" office:value="0.651391" calcext:value-type="float">
            <text:p>0.651391</text:p>
          </table:table-cell>
          <table:table-cell office:value-type="float" office:value="0.69319" calcext:value-type="float">
            <text:p>0.69319</text:p>
          </table:table-cell>
          <table:table-cell table:formula="of:=0.6028*[.A5]" office:value-type="float" office:value="0.6028" calcext:value-type="float">
            <text:p>0.6028</text:p>
          </table:table-cell>
          <table:table-cell office:value-type="float" office:value="0.69319" calcext:value-type="float">
            <text:p>0.69319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0.248521*[.A6]" office:value-type="float" office:value="0.497042" calcext:value-type="float">
            <text:p>0.497042</text:p>
          </table:table-cell>
          <table:table-cell table:formula="of:=5.71452*[.A6]" office:value-type="float" office:value="11.42904" calcext:value-type="float">
            <text:p>11.42904</text:p>
          </table:table-cell>
          <table:table-cell office:value-type="float" office:value="0.346867" calcext:value-type="float">
            <text:p>0.346867</text:p>
          </table:table-cell>
          <table:table-cell/>
          <table:table-cell table:formula="of:=0.866079*[.A6]" office:value-type="float" office:value="1.732158" calcext:value-type="float">
            <text:p>1.732158</text:p>
          </table:table-cell>
          <table:table-cell office:value-type="float" office:value="0.348637" calcext:value-type="float">
            <text:p>0.348637</text:p>
          </table:table-cell>
          <table:table-cell/>
          <table:table-cell table:formula="of:=0.669023*[.A6]" office:value-type="float" office:value="1.338046" calcext:value-type="float">
            <text:p>1.338046</text:p>
          </table:table-cell>
          <table:table-cell office:value-type="float" office:value="0.356172" calcext:value-type="float">
            <text:p>0.356172</text:p>
          </table:table-cell>
          <table:table-cell/>
          <table:table-cell table:formula="of:=0.648857*[.A6]" office:value-type="float" office:value="1.297714" calcext:value-type="float">
            <text:p>1.297714</text:p>
          </table:table-cell>
          <table:table-cell office:value-type="float" office:value="0.350005" calcext:value-type="float">
            <text:p>0.350005</text:p>
          </table:table-cell>
          <table:table-cell/>
          <table:table-cell table:formula="of:=0.651391*[.A6]" office:value-type="float" office:value="1.302782" calcext:value-type="float">
            <text:p>1.302782</text:p>
          </table:table-cell>
          <table:table-cell office:value-type="float" office:value="0.34518" calcext:value-type="float">
            <text:p>0.34518</text:p>
          </table:table-cell>
          <table:table-cell table:formula="of:=0.6028*[.A6]" office:value-type="float" office:value="1.2056" calcext:value-type="float">
            <text:p>1.2056</text:p>
          </table:table-cell>
          <table:table-cell office:value-type="float" office:value="0.34518" calcext:value-type="float">
            <text:p>0.3451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0.248521*[.A7]" office:value-type="float" office:value="0.745563" calcext:value-type="float">
            <text:p>0.745563</text:p>
          </table:table-cell>
          <table:table-cell table:formula="of:=5.71452*[.A7]" office:value-type="float" office:value="17.14356" calcext:value-type="float">
            <text:p>17.14356</text:p>
          </table:table-cell>
          <table:table-cell office:value-type="float" office:value="0.344429" calcext:value-type="float">
            <text:p>0.344429</text:p>
          </table:table-cell>
          <table:table-cell/>
          <table:table-cell table:formula="of:=0.866079*[.A7]" office:value-type="float" office:value="2.598237" calcext:value-type="float">
            <text:p>2.598237</text:p>
          </table:table-cell>
          <table:table-cell office:value-type="float" office:value="0.350223" calcext:value-type="float">
            <text:p>0.350223</text:p>
          </table:table-cell>
          <table:table-cell/>
          <table:table-cell table:formula="of:=0.669023*[.A7]" office:value-type="float" office:value="2.007069" calcext:value-type="float">
            <text:p>2.007069</text:p>
          </table:table-cell>
          <table:table-cell office:value-type="float" office:value="0.341375" calcext:value-type="float">
            <text:p>0.341375</text:p>
          </table:table-cell>
          <table:table-cell/>
          <table:table-cell table:formula="of:=0.648857*[.A7]" office:value-type="float" office:value="1.946571" calcext:value-type="float">
            <text:p>1.946571</text:p>
          </table:table-cell>
          <table:table-cell office:value-type="float" office:value="0.341195" calcext:value-type="float">
            <text:p>0.341195</text:p>
          </table:table-cell>
          <table:table-cell/>
          <table:table-cell table:formula="of:=0.651391*[.A7]" office:value-type="float" office:value="1.954173" calcext:value-type="float">
            <text:p>1.954173</text:p>
          </table:table-cell>
          <table:table-cell office:value-type="float" office:value="0.344267" calcext:value-type="float">
            <text:p>0.344267</text:p>
          </table:table-cell>
          <table:table-cell table:formula="of:=0.6028*[.A7]" office:value-type="float" office:value="1.8084" calcext:value-type="float">
            <text:p>1.8084</text:p>
          </table:table-cell>
          <table:table-cell office:value-type="float" office:value="0.344269" calcext:value-type="float">
            <text:p>0.344269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0.248521*[.A8]" office:value-type="float" office:value="0.994084" calcext:value-type="float">
            <text:p>0.994084</text:p>
          </table:table-cell>
          <table:table-cell table:formula="of:=5.71452*[.A8]" office:value-type="float" office:value="22.85808" calcext:value-type="float">
            <text:p>22.85808</text:p>
          </table:table-cell>
          <table:table-cell office:value-type="float" office:value="0.340964" calcext:value-type="float">
            <text:p>0.340964</text:p>
          </table:table-cell>
          <table:table-cell/>
          <table:table-cell table:formula="of:=0.866079*[.A8]" office:value-type="float" office:value="3.464316" calcext:value-type="float">
            <text:p>3.464316</text:p>
          </table:table-cell>
          <table:table-cell office:value-type="float" office:value="0.341546" calcext:value-type="float">
            <text:p>0.341546</text:p>
          </table:table-cell>
          <table:table-cell/>
          <table:table-cell table:formula="of:=0.669023*[.A8]" office:value-type="float" office:value="2.676092" calcext:value-type="float">
            <text:p>2.676092</text:p>
          </table:table-cell>
          <table:table-cell office:value-type="float" office:value="0.353335" calcext:value-type="float">
            <text:p>0.353335</text:p>
          </table:table-cell>
          <table:table-cell/>
          <table:table-cell table:formula="of:=0.648857*[.A8]" office:value-type="float" office:value="2.595428" calcext:value-type="float">
            <text:p>2.595428</text:p>
          </table:table-cell>
          <table:table-cell office:value-type="float" office:value="0.341383" calcext:value-type="float">
            <text:p>0.341383</text:p>
          </table:table-cell>
          <table:table-cell/>
          <table:table-cell table:formula="of:=0.651391*[.A8]" office:value-type="float" office:value="2.605564" calcext:value-type="float">
            <text:p>2.605564</text:p>
          </table:table-cell>
          <table:table-cell office:value-type="float" office:value="0.343548" calcext:value-type="float">
            <text:p>0.343548</text:p>
          </table:table-cell>
          <table:table-cell table:formula="of:=0.6028*[.A8]" office:value-type="float" office:value="2.4112" calcext:value-type="float">
            <text:p>2.4112</text:p>
          </table:table-cell>
          <table:table-cell office:value-type="float" office:value="0.343558" calcext:value-type="float">
            <text:p>0.343558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0.248521*[.A9]" office:value-type="float" office:value="1.242605" calcext:value-type="float">
            <text:p>1.242605</text:p>
          </table:table-cell>
          <table:table-cell table:formula="of:=5.71452*[.A9]" office:value-type="float" office:value="28.5726" calcext:value-type="float">
            <text:p>28.5726</text:p>
          </table:table-cell>
          <table:table-cell office:value-type="float" office:value="0.341512" calcext:value-type="float">
            <text:p>0.341512</text:p>
          </table:table-cell>
          <table:table-cell/>
          <table:table-cell table:formula="of:=0.866079*[.A9]" office:value-type="float" office:value="4.330395" calcext:value-type="float">
            <text:p>4.330395</text:p>
          </table:table-cell>
          <table:table-cell office:value-type="float" office:value="0.344886" calcext:value-type="float">
            <text:p>0.344886</text:p>
          </table:table-cell>
          <table:table-cell/>
          <table:table-cell table:formula="of:=0.669023*[.A9]" office:value-type="float" office:value="3.345115" calcext:value-type="float">
            <text:p>3.345115</text:p>
          </table:table-cell>
          <table:table-cell office:value-type="float" office:value="0.343635" calcext:value-type="float">
            <text:p>0.343635</text:p>
          </table:table-cell>
          <table:table-cell/>
          <table:table-cell table:formula="of:=0.648857*[.A9]" office:value-type="float" office:value="3.244285" calcext:value-type="float">
            <text:p>3.244285</text:p>
          </table:table-cell>
          <table:table-cell office:value-type="float" office:value="0.339556" calcext:value-type="float">
            <text:p>0.339556</text:p>
          </table:table-cell>
          <table:table-cell/>
          <table:table-cell table:formula="of:=0.651391*[.A9]" office:value-type="float" office:value="3.256955" calcext:value-type="float">
            <text:p>3.256955</text:p>
          </table:table-cell>
          <table:table-cell office:value-type="float" office:value="0.342979" calcext:value-type="float">
            <text:p>0.342979</text:p>
          </table:table-cell>
          <table:table-cell table:formula="of:=0.6028*[.A9]" office:value-type="float" office:value="3.014" calcext:value-type="float">
            <text:p>3.014</text:p>
          </table:table-cell>
          <table:table-cell office:value-type="float" office:value="0.342994" calcext:value-type="float">
            <text:p>0.342994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0.248521*[.A10]" office:value-type="float" office:value="1.491126" calcext:value-type="float">
            <text:p>1.491126</text:p>
          </table:table-cell>
          <table:table-cell table:formula="of:=5.71452*[.A10]" office:value-type="float" office:value="34.28712" calcext:value-type="float">
            <text:p>34.28712</text:p>
          </table:table-cell>
          <table:table-cell office:value-type="float" office:value="0.340105" calcext:value-type="float">
            <text:p>0.340105</text:p>
          </table:table-cell>
          <table:table-cell/>
          <table:table-cell table:formula="of:=0.866079*[.A10]" office:value-type="float" office:value="5.196474" calcext:value-type="float">
            <text:p>5.196474</text:p>
          </table:table-cell>
          <table:table-cell office:value-type="float" office:value="0.341715" calcext:value-type="float">
            <text:p>0.341715</text:p>
          </table:table-cell>
          <table:table-cell/>
          <table:table-cell table:formula="of:=0.669023*[.A10]" office:value-type="float" office:value="4.014138" calcext:value-type="float">
            <text:p>4.014138</text:p>
          </table:table-cell>
          <table:table-cell office:value-type="float" office:value="0.340192" calcext:value-type="float">
            <text:p>0.340192</text:p>
          </table:table-cell>
          <table:table-cell/>
          <table:table-cell table:formula="of:=0.648857*[.A10]" office:value-type="float" office:value="3.893142" calcext:value-type="float">
            <text:p>3.893142</text:p>
          </table:table-cell>
          <table:table-cell office:value-type="float" office:value="0.339454" calcext:value-type="float">
            <text:p>0.339454</text:p>
          </table:table-cell>
          <table:table-cell/>
          <table:table-cell table:formula="of:=0.651391*[.A10]" office:value-type="float" office:value="3.908346" calcext:value-type="float">
            <text:p>3.908346</text:p>
          </table:table-cell>
          <table:table-cell office:value-type="float" office:value="0.342519" calcext:value-type="float">
            <text:p>0.342519</text:p>
          </table:table-cell>
          <table:table-cell table:formula="of:=0.6028*[.A10]" office:value-type="float" office:value="3.6168" calcext:value-type="float">
            <text:p>3.6168</text:p>
          </table:table-cell>
          <table:table-cell office:value-type="float" office:value="0.342539" calcext:value-type="float">
            <text:p>0.34253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0.248521*[.A11]" office:value-type="float" office:value="1.739647" calcext:value-type="float">
            <text:p>1.739647</text:p>
          </table:table-cell>
          <table:table-cell table:formula="of:=5.71452*[.A11]" office:value-type="float" office:value="40.00164" calcext:value-type="float">
            <text:p>40.00164</text:p>
          </table:table-cell>
          <table:table-cell office:value-type="float" office:value="0.339736" calcext:value-type="float">
            <text:p>0.339736</text:p>
          </table:table-cell>
          <table:table-cell/>
          <table:table-cell table:formula="of:=0.866079*[.A11]" office:value-type="float" office:value="6.062553" calcext:value-type="float">
            <text:p>6.062553</text:p>
          </table:table-cell>
          <table:table-cell office:value-type="float" office:value="0.341212" calcext:value-type="float">
            <text:p>0.341212</text:p>
          </table:table-cell>
          <table:table-cell/>
          <table:table-cell table:formula="of:=0.669023*[.A11]" office:value-type="float" office:value="4.683161" calcext:value-type="float">
            <text:p>4.683161</text:p>
          </table:table-cell>
          <table:table-cell office:value-type="float" office:value="0.340169" calcext:value-type="float">
            <text:p>0.340169</text:p>
          </table:table-cell>
          <table:table-cell/>
          <table:table-cell table:formula="of:=0.648857*[.A11]" office:value-type="float" office:value="4.541999" calcext:value-type="float">
            <text:p>4.541999</text:p>
          </table:table-cell>
          <table:table-cell office:value-type="float" office:value="0.339257" calcext:value-type="float">
            <text:p>0.339257</text:p>
          </table:table-cell>
          <table:table-cell/>
          <table:table-cell table:formula="of:=0.651391*[.A11]" office:value-type="float" office:value="4.559737" calcext:value-type="float">
            <text:p>4.559737</text:p>
          </table:table-cell>
          <table:table-cell office:value-type="float" office:value="0.342148" calcext:value-type="float">
            <text:p>0.342148</text:p>
          </table:table-cell>
          <table:table-cell table:formula="of:=0.6028*[.A11]" office:value-type="float" office:value="4.2196" calcext:value-type="float">
            <text:p>4.2196</text:p>
          </table:table-cell>
          <table:table-cell office:value-type="float" office:value="0.342175" calcext:value-type="float">
            <text:p>0.342175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0.248521*[.A12]" office:value-type="float" office:value="1.988168" calcext:value-type="float">
            <text:p>1.988168</text:p>
          </table:table-cell>
          <table:table-cell table:formula="of:=5.71452*[.A12]" office:value-type="float" office:value="45.71616" calcext:value-type="float">
            <text:p>45.71616</text:p>
          </table:table-cell>
          <table:table-cell office:value-type="float" office:value="0.339811" calcext:value-type="float">
            <text:p>0.339811</text:p>
          </table:table-cell>
          <table:table-cell/>
          <table:table-cell table:formula="of:=0.866079*[.A12]" office:value-type="float" office:value="6.928632" calcext:value-type="float">
            <text:p>6.928632</text:p>
          </table:table-cell>
          <table:table-cell office:value-type="float" office:value="0.33983" calcext:value-type="float">
            <text:p>0.33983</text:p>
          </table:table-cell>
          <table:table-cell/>
          <table:table-cell table:formula="of:=0.669023*[.A12]" office:value-type="float" office:value="5.352184" calcext:value-type="float">
            <text:p>5.352184</text:p>
          </table:table-cell>
          <table:table-cell office:value-type="float" office:value="0.340364" calcext:value-type="float">
            <text:p>0.340364</text:p>
          </table:table-cell>
          <table:table-cell/>
          <table:table-cell table:formula="of:=0.648857*[.A12]" office:value-type="float" office:value="5.190856" calcext:value-type="float">
            <text:p>5.190856</text:p>
          </table:table-cell>
          <table:table-cell office:value-type="float" office:value="0.339415" calcext:value-type="float">
            <text:p>0.339415</text:p>
          </table:table-cell>
          <table:table-cell/>
          <table:table-cell table:formula="of:=0.651391*[.A12]" office:value-type="float" office:value="5.211128" calcext:value-type="float">
            <text:p>5.211128</text:p>
          </table:table-cell>
          <table:table-cell office:value-type="float" office:value="0.341841" calcext:value-type="float">
            <text:p>0.341841</text:p>
          </table:table-cell>
          <table:table-cell table:formula="of:=0.6028*[.A12]" office:value-type="float" office:value="4.8224" calcext:value-type="float">
            <text:p>4.8224</text:p>
          </table:table-cell>
          <table:table-cell office:value-type="float" office:value="0.341877" calcext:value-type="float">
            <text:p>0.341877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0.248521*[.A13]" office:value-type="float" office:value="2.236689" calcext:value-type="float">
            <text:p>2.236689</text:p>
          </table:table-cell>
          <table:table-cell table:formula="of:=5.71452*[.A13]" office:value-type="float" office:value="51.43068" calcext:value-type="float">
            <text:p>51.43068</text:p>
          </table:table-cell>
          <table:table-cell office:value-type="float" office:value="0.34114" calcext:value-type="float">
            <text:p>0.34114</text:p>
          </table:table-cell>
          <table:table-cell/>
          <table:table-cell table:formula="of:=0.866079*[.A13]" office:value-type="float" office:value="7.794711" calcext:value-type="float">
            <text:p>7.794711</text:p>
          </table:table-cell>
          <table:table-cell office:value-type="float" office:value="0.340276" calcext:value-type="float">
            <text:p>0.340276</text:p>
          </table:table-cell>
          <table:table-cell/>
          <table:table-cell table:formula="of:=0.669023*[.A13]" office:value-type="float" office:value="6.021207" calcext:value-type="float">
            <text:p>6.021207</text:p>
          </table:table-cell>
          <table:table-cell office:value-type="float" office:value="0.339655" calcext:value-type="float">
            <text:p>0.339655</text:p>
          </table:table-cell>
          <table:table-cell/>
          <table:table-cell table:formula="of:=0.648857*[.A13]" office:value-type="float" office:value="5.839713" calcext:value-type="float">
            <text:p>5.839713</text:p>
          </table:table-cell>
          <table:table-cell office:value-type="float" office:value="0.339933" calcext:value-type="float">
            <text:p>0.339933</text:p>
          </table:table-cell>
          <table:table-cell/>
          <table:table-cell table:formula="of:=0.651391*[.A13]" office:value-type="float" office:value="5.862519" calcext:value-type="float">
            <text:p>5.862519</text:p>
          </table:table-cell>
          <table:table-cell office:value-type="float" office:value="0.341574" calcext:value-type="float">
            <text:p>0.341574</text:p>
          </table:table-cell>
          <table:table-cell table:formula="of:=0.6028*[.A13]" office:value-type="float" office:value="5.4252" calcext:value-type="float">
            <text:p>5.4252</text:p>
          </table:table-cell>
          <table:table-cell office:value-type="float" office:value="0.341623" calcext:value-type="float">
            <text:p>0.341623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0.248521*[.A14]" office:value-type="float" office:value="2.48521" calcext:value-type="float">
            <text:p>2.48521</text:p>
          </table:table-cell>
          <table:table-cell table:formula="of:=5.71452*[.A14]" office:value-type="float" office:value="57.1452" calcext:value-type="float">
            <text:p>57.1452</text:p>
          </table:table-cell>
          <table:table-cell office:value-type="float" office:value="0.339357" calcext:value-type="float">
            <text:p>0.339357</text:p>
          </table:table-cell>
          <table:table-cell/>
          <table:table-cell table:formula="of:=0.866079*[.A14]" office:value-type="float" office:value="8.66079" calcext:value-type="float">
            <text:p>8.66079</text:p>
          </table:table-cell>
          <table:table-cell office:value-type="float" office:value="0.340265" calcext:value-type="float">
            <text:p>0.340265</text:p>
          </table:table-cell>
          <table:table-cell/>
          <table:table-cell table:formula="of:=0.669023*[.A14]" office:value-type="float" office:value="6.69023" calcext:value-type="float">
            <text:p>6.69023</text:p>
          </table:table-cell>
          <table:table-cell office:value-type="float" office:value="0.339495" calcext:value-type="float">
            <text:p>0.339495</text:p>
          </table:table-cell>
          <table:table-cell/>
          <table:table-cell table:formula="of:=0.648857*[.A14]" office:value-type="float" office:value="6.48857" calcext:value-type="float">
            <text:p>6.48857</text:p>
          </table:table-cell>
          <table:table-cell office:value-type="float" office:value="0.339112" calcext:value-type="float">
            <text:p>0.339112</text:p>
          </table:table-cell>
          <table:table-cell/>
          <table:table-cell table:formula="of:=0.651391*[.A14]" office:value-type="float" office:value="6.51391" calcext:value-type="float">
            <text:p>6.51391</text:p>
          </table:table-cell>
          <table:table-cell office:value-type="float" office:value="0.341343" calcext:value-type="float">
            <text:p>0.341343</text:p>
          </table:table-cell>
          <table:table-cell table:formula="of:=0.6028*[.A14]" office:value-type="float" office:value="6.028" calcext:value-type="float">
            <text:p>6.028</text:p>
          </table:table-cell>
          <table:table-cell office:value-type="float" office:value="0.341407" calcext:value-type="float">
            <text:p>0.341407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0.248521*[.A15]" office:value-type="float" office:value="2.733731" calcext:value-type="float">
            <text:p>2.733731</text:p>
          </table:table-cell>
          <table:table-cell table:formula="of:=5.71452*[.A15]" office:value-type="float" office:value="62.85972" calcext:value-type="float">
            <text:p>62.85972</text:p>
          </table:table-cell>
          <table:table-cell office:value-type="float" office:value="0.340232" calcext:value-type="float">
            <text:p>0.340232</text:p>
          </table:table-cell>
          <table:table-cell/>
          <table:table-cell table:formula="of:=0.866079*[.A15]" office:value-type="float" office:value="9.526869" calcext:value-type="float">
            <text:p>9.526869</text:p>
          </table:table-cell>
          <table:table-cell office:value-type="float" office:value="0.339471" calcext:value-type="float">
            <text:p>0.339471</text:p>
          </table:table-cell>
          <table:table-cell/>
          <table:table-cell table:formula="of:=0.669023*[.A15]" office:value-type="float" office:value="7.359253" calcext:value-type="float">
            <text:p>7.359253</text:p>
          </table:table-cell>
          <table:table-cell office:value-type="float" office:value="0.340241" calcext:value-type="float">
            <text:p>0.340241</text:p>
          </table:table-cell>
          <table:table-cell/>
          <table:table-cell table:formula="of:=0.648857*[.A15]" office:value-type="float" office:value="7.137427" calcext:value-type="float">
            <text:p>7.137427</text:p>
          </table:table-cell>
          <table:table-cell office:value-type="float" office:value="0.339259" calcext:value-type="float">
            <text:p>0.339259</text:p>
          </table:table-cell>
          <table:table-cell/>
          <table:table-cell table:formula="of:=0.651391*[.A15]" office:value-type="float" office:value="7.165301" calcext:value-type="float">
            <text:p>7.165301</text:p>
          </table:table-cell>
          <table:table-cell office:value-type="float" office:value="0.341145" calcext:value-type="float">
            <text:p>0.341145</text:p>
          </table:table-cell>
          <table:table-cell table:formula="of:=0.6028*[.A15]" office:value-type="float" office:value="6.6308" calcext:value-type="float">
            <text:p>6.6308</text:p>
          </table:table-cell>
          <table:table-cell office:value-type="float" office:value="0.341216" calcext:value-type="float">
            <text:p>0.341216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0.248521*[.A16]" office:value-type="float" office:value="2.982252" calcext:value-type="float">
            <text:p>2.982252</text:p>
          </table:table-cell>
          <table:table-cell table:formula="of:=5.71452*[.A16]" office:value-type="float" office:value="68.57424" calcext:value-type="float">
            <text:p>68.57424</text:p>
          </table:table-cell>
          <table:table-cell office:value-type="float" office:value="0.339913" calcext:value-type="float">
            <text:p>0.339913</text:p>
          </table:table-cell>
          <table:table-cell/>
          <table:table-cell table:formula="of:=0.866079*[.A16]" office:value-type="float" office:value="10.392948" calcext:value-type="float">
            <text:p>10.392948</text:p>
          </table:table-cell>
          <table:table-cell office:value-type="float" office:value="0.339494" calcext:value-type="float">
            <text:p>0.339494</text:p>
          </table:table-cell>
          <table:table-cell/>
          <table:table-cell table:formula="of:=0.669023*[.A16]" office:value-type="float" office:value="8.028276" calcext:value-type="float">
            <text:p>8.028276</text:p>
          </table:table-cell>
          <table:table-cell office:value-type="float" office:value="0.339383" calcext:value-type="float">
            <text:p>0.339383</text:p>
          </table:table-cell>
          <table:table-cell/>
          <table:table-cell table:formula="of:=0.648857*[.A16]" office:value-type="float" office:value="7.786284" calcext:value-type="float">
            <text:p>7.786284</text:p>
          </table:table-cell>
          <table:table-cell office:value-type="float" office:value="0.339061" calcext:value-type="float">
            <text:p>0.339061</text:p>
          </table:table-cell>
          <table:table-cell/>
          <table:table-cell table:formula="of:=0.651391*[.A16]" office:value-type="float" office:value="7.816692" calcext:value-type="float">
            <text:p>7.816692</text:p>
          </table:table-cell>
          <table:table-cell office:value-type="float" office:value="0.340971" calcext:value-type="float">
            <text:p>0.340971</text:p>
          </table:table-cell>
          <table:table-cell table:formula="of:=0.6028*[.A16]" office:value-type="float" office:value="7.2336" calcext:value-type="float">
            <text:p>7.2336</text:p>
          </table:table-cell>
          <table:table-cell office:value-type="float" office:value="0.341049" calcext:value-type="float">
            <text:p>0.341049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0.248521*[.A17]" office:value-type="float" office:value="3.230773" calcext:value-type="float">
            <text:p>3.230773</text:p>
          </table:table-cell>
          <table:table-cell table:formula="of:=5.71452*[.A17]" office:value-type="float" office:value="74.28876" calcext:value-type="float">
            <text:p>74.28876</text:p>
          </table:table-cell>
          <table:table-cell office:value-type="float" office:value="0.339229" calcext:value-type="float">
            <text:p>0.339229</text:p>
          </table:table-cell>
          <table:table-cell/>
          <table:table-cell table:formula="of:=0.866079*[.A17]" office:value-type="float" office:value="11.259027" calcext:value-type="float">
            <text:p>11.259027</text:p>
          </table:table-cell>
          <table:table-cell office:value-type="float" office:value="0.340402" calcext:value-type="float">
            <text:p>0.340402</text:p>
          </table:table-cell>
          <table:table-cell/>
          <table:table-cell table:formula="of:=0.669023*[.A17]" office:value-type="float" office:value="8.697299" calcext:value-type="float">
            <text:p>8.697299</text:p>
          </table:table-cell>
          <table:table-cell office:value-type="float" office:value="0.339243" calcext:value-type="float">
            <text:p>0.339243</text:p>
          </table:table-cell>
          <table:table-cell/>
          <table:table-cell table:formula="of:=0.648857*[.A17]" office:value-type="float" office:value="8.435141" calcext:value-type="float">
            <text:p>8.435141</text:p>
          </table:table-cell>
          <table:table-cell office:value-type="float" office:value="0.339049" calcext:value-type="float">
            <text:p>0.339049</text:p>
          </table:table-cell>
          <table:table-cell/>
          <table:table-cell table:formula="of:=0.651391*[.A17]" office:value-type="float" office:value="8.468083" calcext:value-type="float">
            <text:p>8.468083</text:p>
          </table:table-cell>
          <table:table-cell office:value-type="float" office:value="0.340822" calcext:value-type="float">
            <text:p>0.340822</text:p>
          </table:table-cell>
          <table:table-cell table:formula="of:=0.6028*[.A17]" office:value-type="float" office:value="7.8364" calcext:value-type="float">
            <text:p>7.8364</text:p>
          </table:table-cell>
          <table:table-cell office:value-type="float" office:value="0.3409" calcext:value-type="float">
            <text:p>0.3409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0.248521*[.A18]" office:value-type="float" office:value="3.479294" calcext:value-type="float">
            <text:p>3.479294</text:p>
          </table:table-cell>
          <table:table-cell table:formula="of:=5.71452*[.A18]" office:value-type="float" office:value="80.00328" calcext:value-type="float">
            <text:p>80.00328</text:p>
          </table:table-cell>
          <table:table-cell office:value-type="float" office:value="0.339153" calcext:value-type="float">
            <text:p>0.339153</text:p>
          </table:table-cell>
          <table:table-cell/>
          <table:table-cell table:formula="of:=0.866079*[.A18]" office:value-type="float" office:value="12.125106" calcext:value-type="float">
            <text:p>12.125106</text:p>
          </table:table-cell>
          <table:table-cell office:value-type="float" office:value="0.339391" calcext:value-type="float">
            <text:p>0.339391</text:p>
          </table:table-cell>
          <table:table-cell/>
          <table:table-cell table:formula="of:=0.669023*[.A18]" office:value-type="float" office:value="9.366322" calcext:value-type="float">
            <text:p>9.366322</text:p>
          </table:table-cell>
          <table:table-cell office:value-type="float" office:value="0.339234" calcext:value-type="float">
            <text:p>0.339234</text:p>
          </table:table-cell>
          <table:table-cell/>
          <table:table-cell table:formula="of:=0.648857*[.A18]" office:value-type="float" office:value="9.083998" calcext:value-type="float">
            <text:p>9.083998</text:p>
          </table:table-cell>
          <table:table-cell office:value-type="float" office:value="0.339015" calcext:value-type="float">
            <text:p>0.339015</text:p>
          </table:table-cell>
          <table:table-cell/>
          <table:table-cell table:formula="of:=0.651391*[.A18]" office:value-type="float" office:value="9.119474" calcext:value-type="float">
            <text:p>9.119474</text:p>
          </table:table-cell>
          <table:table-cell office:value-type="float" office:value="0.340678" calcext:value-type="float">
            <text:p>0.340678</text:p>
          </table:table-cell>
          <table:table-cell table:formula="of:=0.6028*[.A18]" office:value-type="float" office:value="8.4392" calcext:value-type="float">
            <text:p>8.4392</text:p>
          </table:table-cell>
          <table:table-cell office:value-type="float" office:value="0.340763" calcext:value-type="float">
            <text:p>0.340763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0.248521*[.A19]" office:value-type="float" office:value="3.727815" calcext:value-type="float">
            <text:p>3.727815</text:p>
          </table:table-cell>
          <table:table-cell table:formula="of:=5.71452*[.A19]" office:value-type="float" office:value="85.7178" calcext:value-type="float">
            <text:p>85.7178</text:p>
          </table:table-cell>
          <table:table-cell office:value-type="float" office:value="0.339559" calcext:value-type="float">
            <text:p>0.339559</text:p>
          </table:table-cell>
          <table:table-cell/>
          <table:table-cell table:formula="of:=0.866079*[.A19]" office:value-type="float" office:value="12.991185" calcext:value-type="float">
            <text:p>12.991185</text:p>
          </table:table-cell>
          <table:table-cell office:value-type="float" office:value="0.339185" calcext:value-type="float">
            <text:p>0.339185</text:p>
          </table:table-cell>
          <table:table-cell/>
          <table:table-cell table:formula="of:=0.669023*[.A19]" office:value-type="float" office:value="10.035345" calcext:value-type="float">
            <text:p>10.035345</text:p>
          </table:table-cell>
          <table:table-cell office:value-type="float" office:value="0.339046" calcext:value-type="float">
            <text:p>0.339046</text:p>
          </table:table-cell>
          <table:table-cell/>
          <table:table-cell table:formula="of:=0.648857*[.A19]" office:value-type="float" office:value="9.732855" calcext:value-type="float">
            <text:p>9.732855</text:p>
          </table:table-cell>
          <table:table-cell office:value-type="float" office:value="0.339094" calcext:value-type="float">
            <text:p>0.339094</text:p>
          </table:table-cell>
          <table:table-cell/>
          <table:table-cell table:formula="of:=0.651391*[.A19]" office:value-type="float" office:value="9.770865" calcext:value-type="float">
            <text:p>9.770865</text:p>
          </table:table-cell>
          <table:table-cell office:value-type="float" office:value="0.340554" calcext:value-type="float">
            <text:p>0.340554</text:p>
          </table:table-cell>
          <table:table-cell table:formula="of:=0.6028*[.A19]" office:value-type="float" office:value="9.042" calcext:value-type="float">
            <text:p>9.042</text:p>
          </table:table-cell>
          <table:table-cell office:value-type="float" office:value="0.340648" calcext:value-type="float">
            <text:p>0.340648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0.248521*[.A20]" office:value-type="float" office:value="3.976336" calcext:value-type="float">
            <text:p>3.976336</text:p>
          </table:table-cell>
          <table:table-cell table:formula="of:=5.71452*[.A20]" office:value-type="float" office:value="91.43232" calcext:value-type="float">
            <text:p>91.43232</text:p>
          </table:table-cell>
          <table:table-cell office:value-type="float" office:value="0.339076" calcext:value-type="float">
            <text:p>0.339076</text:p>
          </table:table-cell>
          <table:table-cell/>
          <table:table-cell table:formula="of:=0.866079*[.A20]" office:value-type="float" office:value="13.857264" calcext:value-type="float">
            <text:p>13.857264</text:p>
          </table:table-cell>
          <table:table-cell office:value-type="float" office:value="0.339126" calcext:value-type="float">
            <text:p>0.339126</text:p>
          </table:table-cell>
          <table:table-cell/>
          <table:table-cell table:formula="of:=0.669023*[.A20]" office:value-type="float" office:value="10.704368" calcext:value-type="float">
            <text:p>10.704368</text:p>
          </table:table-cell>
          <table:table-cell office:value-type="float" office:value="0.339087" calcext:value-type="float">
            <text:p>0.339087</text:p>
          </table:table-cell>
          <table:table-cell/>
          <table:table-cell table:formula="of:=0.648857*[.A20]" office:value-type="float" office:value="10.381712" calcext:value-type="float">
            <text:p>10.381712</text:p>
          </table:table-cell>
          <table:table-cell office:value-type="float" office:value="0.339054" calcext:value-type="float">
            <text:p>0.339054</text:p>
          </table:table-cell>
          <table:table-cell/>
          <table:table-cell table:formula="of:=0.651391*[.A20]" office:value-type="float" office:value="10.422256" calcext:value-type="float">
            <text:p>10.422256</text:p>
          </table:table-cell>
          <table:table-cell office:value-type="float" office:value="0.340451" calcext:value-type="float">
            <text:p>0.340451</text:p>
          </table:table-cell>
          <table:table-cell table:formula="of:=0.6028*[.A20]" office:value-type="float" office:value="9.6448" calcext:value-type="float">
            <text:p>9.6448</text:p>
          </table:table-cell>
          <table:table-cell office:value-type="float" office:value="0.340544" calcext:value-type="float">
            <text:p>0.340544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0.248521*[.A21]" office:value-type="float" office:value="4.224857" calcext:value-type="float">
            <text:p>4.224857</text:p>
          </table:table-cell>
          <table:table-cell table:formula="of:=5.71452*[.A21]" office:value-type="float" office:value="97.14684" calcext:value-type="float">
            <text:p>97.14684</text:p>
          </table:table-cell>
          <table:table-cell office:value-type="float" office:value="0.339258" calcext:value-type="float">
            <text:p>0.339258</text:p>
          </table:table-cell>
          <table:table-cell/>
          <table:table-cell table:formula="of:=0.866079*[.A21]" office:value-type="float" office:value="14.723343" calcext:value-type="float">
            <text:p>14.723343</text:p>
          </table:table-cell>
          <table:table-cell office:value-type="float" office:value="0.339073" calcext:value-type="float">
            <text:p>0.339073</text:p>
          </table:table-cell>
          <table:table-cell/>
          <table:table-cell table:formula="of:=0.669023*[.A21]" office:value-type="float" office:value="11.373391" calcext:value-type="float">
            <text:p>11.373391</text:p>
          </table:table-cell>
          <table:table-cell office:value-type="float" office:value="0.338913" calcext:value-type="float">
            <text:p>0.338913</text:p>
          </table:table-cell>
          <table:table-cell/>
          <table:table-cell table:formula="of:=0.648857*[.A21]" office:value-type="float" office:value="11.030569" calcext:value-type="float">
            <text:p>11.030569</text:p>
          </table:table-cell>
          <table:table-cell office:value-type="float" office:value="0.338972" calcext:value-type="float">
            <text:p>0.338972</text:p>
          </table:table-cell>
          <table:table-cell/>
          <table:table-cell table:formula="of:=0.651391*[.A21]" office:value-type="float" office:value="11.073647" calcext:value-type="float">
            <text:p>11.073647</text:p>
          </table:table-cell>
          <table:table-cell office:value-type="float" office:value="0.340355" calcext:value-type="float">
            <text:p>0.340355</text:p>
          </table:table-cell>
          <table:table-cell table:formula="of:=0.6028*[.A21]" office:value-type="float" office:value="10.2476" calcext:value-type="float">
            <text:p>10.2476</text:p>
          </table:table-cell>
          <table:table-cell office:value-type="float" office:value="0.340453" calcext:value-type="float">
            <text:p>0.340453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0.248521*[.A22]" office:value-type="float" office:value="4.473378" calcext:value-type="float">
            <text:p>4.473378</text:p>
          </table:table-cell>
          <table:table-cell table:formula="of:=5.71452*[.A22]" office:value-type="float" office:value="102.86136" calcext:value-type="float">
            <text:p>102.86136</text:p>
          </table:table-cell>
          <table:table-cell office:value-type="float" office:value="0.339476" calcext:value-type="float">
            <text:p>0.339476</text:p>
          </table:table-cell>
          <table:table-cell/>
          <table:table-cell table:formula="of:=0.866079*[.A22]" office:value-type="float" office:value="15.589422" calcext:value-type="float">
            <text:p>15.589422</text:p>
          </table:table-cell>
          <table:table-cell office:value-type="float" office:value="0.339074" calcext:value-type="float">
            <text:p>0.339074</text:p>
          </table:table-cell>
          <table:table-cell/>
          <table:table-cell table:formula="of:=0.669023*[.A22]" office:value-type="float" office:value="12.042414" calcext:value-type="float">
            <text:p>12.042414</text:p>
          </table:table-cell>
          <table:table-cell office:value-type="float" office:value="0.339305" calcext:value-type="float">
            <text:p>0.339305</text:p>
          </table:table-cell>
          <table:table-cell/>
          <table:table-cell table:formula="of:=0.648857*[.A22]" office:value-type="float" office:value="11.679426" calcext:value-type="float">
            <text:p>11.679426</text:p>
          </table:table-cell>
          <table:table-cell office:value-type="float" office:value="0.339051" calcext:value-type="float">
            <text:p>0.339051</text:p>
          </table:table-cell>
          <table:table-cell/>
          <table:table-cell table:formula="of:=0.651391*[.A22]" office:value-type="float" office:value="11.725038" calcext:value-type="float">
            <text:p>11.725038</text:p>
          </table:table-cell>
          <table:table-cell office:value-type="float" office:value="0.340268" calcext:value-type="float">
            <text:p>0.340268</text:p>
          </table:table-cell>
          <table:table-cell table:formula="of:=0.6028*[.A22]" office:value-type="float" office:value="10.8504" calcext:value-type="float">
            <text:p>10.8504</text:p>
          </table:table-cell>
          <table:table-cell office:value-type="float" office:value="0.34037" calcext:value-type="float">
            <text:p>0.34037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0.248521*[.A23]" office:value-type="float" office:value="4.721899" calcext:value-type="float">
            <text:p>4.721899</text:p>
          </table:table-cell>
          <table:table-cell table:formula="of:=5.71452*[.A23]" office:value-type="float" office:value="108.57588" calcext:value-type="float">
            <text:p>108.57588</text:p>
          </table:table-cell>
          <table:table-cell office:value-type="float" office:value="0.338967" calcext:value-type="float">
            <text:p>0.338967</text:p>
          </table:table-cell>
          <table:table-cell/>
          <table:table-cell table:formula="of:=0.866079*[.A23]" office:value-type="float" office:value="16.455501" calcext:value-type="float">
            <text:p>16.455501</text:p>
          </table:table-cell>
          <table:table-cell office:value-type="float" office:value="0.339116" calcext:value-type="float">
            <text:p>0.339116</text:p>
          </table:table-cell>
          <table:table-cell/>
          <table:table-cell table:formula="of:=0.669023*[.A23]" office:value-type="float" office:value="12.711437" calcext:value-type="float">
            <text:p>12.711437</text:p>
          </table:table-cell>
          <table:table-cell office:value-type="float" office:value="0.339157" calcext:value-type="float">
            <text:p>0.339157</text:p>
          </table:table-cell>
          <table:table-cell/>
          <table:table-cell table:formula="of:=0.648857*[.A23]" office:value-type="float" office:value="12.328283" calcext:value-type="float">
            <text:p>12.328283</text:p>
          </table:table-cell>
          <table:table-cell office:value-type="float" office:value="0.339017" calcext:value-type="float">
            <text:p>0.339017</text:p>
          </table:table-cell>
          <table:table-cell/>
          <table:table-cell table:formula="of:=0.651391*[.A23]" office:value-type="float" office:value="12.376429" calcext:value-type="float">
            <text:p>12.376429</text:p>
          </table:table-cell>
          <table:table-cell office:value-type="float" office:value="0.340195" calcext:value-type="float">
            <text:p>0.340195</text:p>
          </table:table-cell>
          <table:table-cell table:formula="of:=0.6028*[.A23]" office:value-type="float" office:value="11.4532" calcext:value-type="float">
            <text:p>11.4532</text:p>
          </table:table-cell>
          <table:table-cell office:value-type="float" office:value="0.340297" calcext:value-type="float">
            <text:p>0.340297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0.248521*[.A24]" office:value-type="float" office:value="4.97042" calcext:value-type="float">
            <text:p>4.97042</text:p>
          </table:table-cell>
          <table:table-cell table:formula="of:=5.71452*[.A24]" office:value-type="float" office:value="114.2904" calcext:value-type="float">
            <text:p>114.2904</text:p>
          </table:table-cell>
          <table:table-cell office:value-type="float" office:value="0.338924" calcext:value-type="float">
            <text:p>0.338924</text:p>
          </table:table-cell>
          <table:table-cell/>
          <table:table-cell table:formula="of:=0.866079*[.A24]" office:value-type="float" office:value="17.32158" calcext:value-type="float">
            <text:p>17.32158</text:p>
          </table:table-cell>
          <table:table-cell office:value-type="float" office:value="0.338979" calcext:value-type="float">
            <text:p>0.338979</text:p>
          </table:table-cell>
          <table:table-cell/>
          <table:table-cell table:formula="of:=0.669023*[.A24]" office:value-type="float" office:value="13.38046" calcext:value-type="float">
            <text:p>13.38046</text:p>
          </table:table-cell>
          <table:table-cell office:value-type="float" office:value="0.339078" calcext:value-type="float">
            <text:p>0.339078</text:p>
          </table:table-cell>
          <table:table-cell/>
          <table:table-cell table:formula="of:=0.648857*[.A24]" office:value-type="float" office:value="12.97714" calcext:value-type="float">
            <text:p>12.97714</text:p>
          </table:table-cell>
          <table:table-cell office:value-type="float" office:value="0.33917" calcext:value-type="float">
            <text:p>0.33917</text:p>
          </table:table-cell>
          <table:table-cell/>
          <table:table-cell table:formula="of:=0.651391*[.A24]" office:value-type="float" office:value="13.02782" calcext:value-type="float">
            <text:p>13.02782</text:p>
          </table:table-cell>
          <table:table-cell office:value-type="float" office:value="0.340119" calcext:value-type="float">
            <text:p>0.340119</text:p>
          </table:table-cell>
          <table:table-cell table:formula="of:=0.6028*[.A24]" office:value-type="float" office:value="12.056" calcext:value-type="float">
            <text:p>12.056</text:p>
          </table:table-cell>
          <table:table-cell office:value-type="float" office:value="0.340225" calcext:value-type="float">
            <text:p>0.340225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0.248521*[.A25]" office:value-type="float" office:value="5.218941" calcext:value-type="float">
            <text:p>5.218941</text:p>
          </table:table-cell>
          <table:table-cell table:formula="of:=5.71452*[.A25]" office:value-type="float" office:value="120.00492" calcext:value-type="float">
            <text:p>120.00492</text:p>
          </table:table-cell>
          <table:table-cell office:value-type="float" office:value="0.339185" calcext:value-type="float">
            <text:p>0.339185</text:p>
          </table:table-cell>
          <table:table-cell/>
          <table:table-cell table:formula="of:=0.866079*[.A25]" office:value-type="float" office:value="18.187659" calcext:value-type="float">
            <text:p>18.187659</text:p>
          </table:table-cell>
          <table:table-cell office:value-type="float" office:value="0.338951" calcext:value-type="float">
            <text:p>0.338951</text:p>
          </table:table-cell>
          <table:table-cell/>
          <table:table-cell table:formula="of:=0.669023*[.A25]" office:value-type="float" office:value="14.049483" calcext:value-type="float">
            <text:p>14.049483</text:p>
          </table:table-cell>
          <table:table-cell office:value-type="float" office:value="0.338905" calcext:value-type="float">
            <text:p>0.338905</text:p>
          </table:table-cell>
          <table:table-cell/>
          <table:table-cell table:formula="of:=0.648857*[.A25]" office:value-type="float" office:value="13.625997" calcext:value-type="float">
            <text:p>13.625997</text:p>
          </table:table-cell>
          <table:table-cell office:value-type="float" office:value="0.338944" calcext:value-type="float">
            <text:p>0.338944</text:p>
          </table:table-cell>
          <table:table-cell/>
          <table:table-cell table:formula="of:=0.651391*[.A25]" office:value-type="float" office:value="13.679211" calcext:value-type="float">
            <text:p>13.679211</text:p>
          </table:table-cell>
          <table:table-cell office:value-type="float" office:value="0.340053" calcext:value-type="float">
            <text:p>0.340053</text:p>
          </table:table-cell>
          <table:table-cell table:formula="of:=0.6028*[.A25]" office:value-type="float" office:value="12.6588" calcext:value-type="float">
            <text:p>12.6588</text:p>
          </table:table-cell>
          <table:table-cell office:value-type="float" office:value="0.34016" calcext:value-type="float">
            <text:p>0.34016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0.248521*[.A26]" office:value-type="float" office:value="5.467462" calcext:value-type="float">
            <text:p>5.467462</text:p>
          </table:table-cell>
          <table:table-cell table:formula="of:=5.71452*[.A26]" office:value-type="float" office:value="125.71944" calcext:value-type="float">
            <text:p>125.71944</text:p>
          </table:table-cell>
          <table:table-cell office:value-type="float" office:value="0.339721" calcext:value-type="float">
            <text:p>0.339721</text:p>
          </table:table-cell>
          <table:table-cell/>
          <table:table-cell table:formula="of:=0.866079*[.A26]" office:value-type="float" office:value="19.053738" calcext:value-type="float">
            <text:p>19.053738</text:p>
          </table:table-cell>
          <table:table-cell office:value-type="float" office:value="0.338916" calcext:value-type="float">
            <text:p>0.338916</text:p>
          </table:table-cell>
          <table:table-cell/>
          <table:table-cell table:formula="of:=0.669023*[.A26]" office:value-type="float" office:value="14.718506" calcext:value-type="float">
            <text:p>14.718506</text:p>
          </table:table-cell>
          <table:table-cell office:value-type="float" office:value="0.338989" calcext:value-type="float">
            <text:p>0.338989</text:p>
          </table:table-cell>
          <table:table-cell/>
          <table:table-cell table:formula="of:=0.648857*[.A26]" office:value-type="float" office:value="14.274854" calcext:value-type="float">
            <text:p>14.274854</text:p>
          </table:table-cell>
          <table:table-cell office:value-type="float" office:value="0.339007" calcext:value-type="float">
            <text:p>0.339007</text:p>
          </table:table-cell>
          <table:table-cell/>
          <table:table-cell table:formula="of:=0.651391*[.A26]" office:value-type="float" office:value="14.330602" calcext:value-type="float">
            <text:p>14.330602</text:p>
          </table:table-cell>
          <table:table-cell office:value-type="float" office:value="0.339991" calcext:value-type="float">
            <text:p>0.339991</text:p>
          </table:table-cell>
          <table:table-cell table:formula="of:=0.6028*[.A26]" office:value-type="float" office:value="13.2616" calcext:value-type="float">
            <text:p>13.2616</text:p>
          </table:table-cell>
          <table:table-cell office:value-type="float" office:value="0.340098" calcext:value-type="float">
            <text:p>0.340098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0.248521*[.A27]" office:value-type="float" office:value="5.715983" calcext:value-type="float">
            <text:p>5.715983</text:p>
          </table:table-cell>
          <table:table-cell table:formula="of:=5.71452*[.A27]" office:value-type="float" office:value="131.43396" calcext:value-type="float">
            <text:p>131.43396</text:p>
          </table:table-cell>
          <table:table-cell office:value-type="float" office:value="0.339461" calcext:value-type="float">
            <text:p>0.339461</text:p>
          </table:table-cell>
          <table:table-cell/>
          <table:table-cell table:formula="of:=0.866079*[.A27]" office:value-type="float" office:value="19.919817" calcext:value-type="float">
            <text:p>19.919817</text:p>
          </table:table-cell>
          <table:table-cell office:value-type="float" office:value="0.338977" calcext:value-type="float">
            <text:p>0.338977</text:p>
          </table:table-cell>
          <table:table-cell/>
          <table:table-cell table:formula="of:=0.669023*[.A27]" office:value-type="float" office:value="15.387529" calcext:value-type="float">
            <text:p>15.387529</text:p>
          </table:table-cell>
          <table:table-cell office:value-type="float" office:value="0.339159" calcext:value-type="float">
            <text:p>0.339159</text:p>
          </table:table-cell>
          <table:table-cell/>
          <table:table-cell table:formula="of:=0.648857*[.A27]" office:value-type="float" office:value="14.923711" calcext:value-type="float">
            <text:p>14.923711</text:p>
          </table:table-cell>
          <table:table-cell office:value-type="float" office:value="0.338891" calcext:value-type="float">
            <text:p>0.338891</text:p>
          </table:table-cell>
          <table:table-cell/>
          <table:table-cell table:formula="of:=0.651391*[.A27]" office:value-type="float" office:value="14.981993" calcext:value-type="float">
            <text:p>14.981993</text:p>
          </table:table-cell>
          <table:table-cell office:value-type="float" office:value="0.33993" calcext:value-type="float">
            <text:p>0.33993</text:p>
          </table:table-cell>
          <table:table-cell table:formula="of:=0.6028*[.A27]" office:value-type="float" office:value="13.8644" calcext:value-type="float">
            <text:p>13.8644</text:p>
          </table:table-cell>
          <table:table-cell office:value-type="float" office:value="0.340042" calcext:value-type="float">
            <text:p>0.340042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0.248521*[.A28]" office:value-type="float" office:value="5.964504" calcext:value-type="float">
            <text:p>5.964504</text:p>
          </table:table-cell>
          <table:table-cell table:formula="of:=5.71452*[.A28]" office:value-type="float" office:value="137.14848" calcext:value-type="float">
            <text:p>137.14848</text:p>
          </table:table-cell>
          <table:table-cell office:value-type="float" office:value="0.338992" calcext:value-type="float">
            <text:p>0.338992</text:p>
          </table:table-cell>
          <table:table-cell/>
          <table:table-cell table:formula="of:=0.866079*[.A28]" office:value-type="float" office:value="20.785896" calcext:value-type="float">
            <text:p>20.785896</text:p>
          </table:table-cell>
          <table:table-cell office:value-type="float" office:value="0.339136" calcext:value-type="float">
            <text:p>0.339136</text:p>
          </table:table-cell>
          <table:table-cell/>
          <table:table-cell table:formula="of:=0.669023*[.A28]" office:value-type="float" office:value="16.056552" calcext:value-type="float">
            <text:p>16.056552</text:p>
          </table:table-cell>
          <table:table-cell office:value-type="float" office:value="0.338956" calcext:value-type="float">
            <text:p>0.338956</text:p>
          </table:table-cell>
          <table:table-cell/>
          <table:table-cell table:formula="of:=0.648857*[.A28]" office:value-type="float" office:value="15.572568" calcext:value-type="float">
            <text:p>15.572568</text:p>
          </table:table-cell>
          <table:table-cell office:value-type="float" office:value="0.338906" calcext:value-type="float">
            <text:p>0.338906</text:p>
          </table:table-cell>
          <table:table-cell/>
          <table:table-cell table:formula="of:=0.651391*[.A28]" office:value-type="float" office:value="15.633384" calcext:value-type="float">
            <text:p>15.633384</text:p>
          </table:table-cell>
          <table:table-cell office:value-type="float" office:value="0.339876" calcext:value-type="float">
            <text:p>0.339876</text:p>
          </table:table-cell>
          <table:table-cell table:formula="of:=0.6028*[.A28]" office:value-type="float" office:value="14.4672" calcext:value-type="float">
            <text:p>14.4672</text:p>
          </table:table-cell>
          <table:table-cell office:value-type="float" office:value="0.339989" calcext:value-type="float">
            <text:p>0.339989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0.248521*[.A29]" office:value-type="float" office:value="6.213025" calcext:value-type="float">
            <text:p>6.213025</text:p>
          </table:table-cell>
          <table:table-cell table:formula="of:=5.71452*[.A29]" office:value-type="float" office:value="142.863" calcext:value-type="float">
            <text:p>142.863</text:p>
          </table:table-cell>
          <table:table-cell office:value-type="float" office:value="0.339672" calcext:value-type="float">
            <text:p>0.339672</text:p>
          </table:table-cell>
          <table:table-cell/>
          <table:table-cell table:formula="of:=0.866079*[.A29]" office:value-type="float" office:value="21.651975" calcext:value-type="float">
            <text:p>21.651975</text:p>
          </table:table-cell>
          <table:table-cell office:value-type="float" office:value="0.338968" calcext:value-type="float">
            <text:p>0.338968</text:p>
          </table:table-cell>
          <table:table-cell/>
          <table:table-cell table:formula="of:=0.669023*[.A29]" office:value-type="float" office:value="16.725575" calcext:value-type="float">
            <text:p>16.725575</text:p>
          </table:table-cell>
          <table:table-cell office:value-type="float" office:value="0.338971" calcext:value-type="float">
            <text:p>0.338971</text:p>
          </table:table-cell>
          <table:table-cell/>
          <table:table-cell table:formula="of:=0.648857*[.A29]" office:value-type="float" office:value="16.221425" calcext:value-type="float">
            <text:p>16.221425</text:p>
          </table:table-cell>
          <table:table-cell office:value-type="float" office:value="0.338892" calcext:value-type="float">
            <text:p>0.338892</text:p>
          </table:table-cell>
          <table:table-cell/>
          <table:table-cell table:formula="of:=0.651391*[.A29]" office:value-type="float" office:value="16.284775" calcext:value-type="float">
            <text:p>16.284775</text:p>
          </table:table-cell>
          <table:table-cell office:value-type="float" office:value="0.33982" calcext:value-type="float">
            <text:p>0.33982</text:p>
          </table:table-cell>
          <table:table-cell table:formula="of:=0.6028*[.A29]" office:value-type="float" office:value="15.07" calcext:value-type="float">
            <text:p>15.07</text:p>
          </table:table-cell>
          <table:table-cell office:value-type="float" office:value="0.339945" calcext:value-type="float">
            <text:p>0.339945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0.248521*[.A30]" office:value-type="float" office:value="6.461546" calcext:value-type="float">
            <text:p>6.461546</text:p>
          </table:table-cell>
          <table:table-cell table:formula="of:=5.71452*[.A30]" office:value-type="float" office:value="148.57752" calcext:value-type="float">
            <text:p>148.57752</text:p>
          </table:table-cell>
          <table:table-cell office:value-type="float" office:value="0.338867" calcext:value-type="float">
            <text:p>0.338867</text:p>
          </table:table-cell>
          <table:table-cell/>
          <table:table-cell table:formula="of:=0.866079*[.A30]" office:value-type="float" office:value="22.518054" calcext:value-type="float">
            <text:p>22.518054</text:p>
          </table:table-cell>
          <table:table-cell office:value-type="float" office:value="0.339787" calcext:value-type="float">
            <text:p>0.339787</text:p>
          </table:table-cell>
          <table:table-cell/>
          <table:table-cell table:formula="of:=0.669023*[.A30]" office:value-type="float" office:value="17.394598" calcext:value-type="float">
            <text:p>17.394598</text:p>
          </table:table-cell>
          <table:table-cell office:value-type="float" office:value="0.338831" calcext:value-type="float">
            <text:p>0.338831</text:p>
          </table:table-cell>
          <table:table-cell/>
          <table:table-cell table:formula="of:=0.648857*[.A30]" office:value-type="float" office:value="16.870282" calcext:value-type="float">
            <text:p>16.870282</text:p>
          </table:table-cell>
          <table:table-cell office:value-type="float" office:value="0.338876" calcext:value-type="float">
            <text:p>0.338876</text:p>
          </table:table-cell>
          <table:table-cell/>
          <table:table-cell table:formula="of:=0.651391*[.A30]" office:value-type="float" office:value="16.936166" calcext:value-type="float">
            <text:p>16.936166</text:p>
          </table:table-cell>
          <table:table-cell office:value-type="float" office:value="0.339776" calcext:value-type="float">
            <text:p>0.339776</text:p>
          </table:table-cell>
          <table:table-cell table:formula="of:=0.6028*[.A30]" office:value-type="float" office:value="15.6728" calcext:value-type="float">
            <text:p>15.6728</text:p>
          </table:table-cell>
          <table:table-cell office:value-type="float" office:value="0.3399" calcext:value-type="float">
            <text:p>0.3399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0.248521*[.A31]" office:value-type="float" office:value="6.710067" calcext:value-type="float">
            <text:p>6.710067</text:p>
          </table:table-cell>
          <table:table-cell table:formula="of:=5.71452*[.A31]" office:value-type="float" office:value="154.29204" calcext:value-type="float">
            <text:p>154.29204</text:p>
          </table:table-cell>
          <table:table-cell office:value-type="float" office:value="0.338853" calcext:value-type="float">
            <text:p>0.338853</text:p>
          </table:table-cell>
          <table:table-cell/>
          <table:table-cell table:formula="of:=0.866079*[.A31]" office:value-type="float" office:value="23.384133" calcext:value-type="float">
            <text:p>23.384133</text:p>
          </table:table-cell>
          <table:table-cell office:value-type="float" office:value="0.338982" calcext:value-type="float">
            <text:p>0.338982</text:p>
          </table:table-cell>
          <table:table-cell/>
          <table:table-cell table:formula="of:=0.669023*[.A31]" office:value-type="float" office:value="18.063621" calcext:value-type="float">
            <text:p>18.063621</text:p>
          </table:table-cell>
          <table:table-cell office:value-type="float" office:value="0.339234" calcext:value-type="float">
            <text:p>0.339234</text:p>
          </table:table-cell>
          <table:table-cell/>
          <table:table-cell table:formula="of:=0.648857*[.A31]" office:value-type="float" office:value="17.519139" calcext:value-type="float">
            <text:p>17.519139</text:p>
          </table:table-cell>
          <table:table-cell office:value-type="float" office:value="0.338879" calcext:value-type="float">
            <text:p>0.338879</text:p>
          </table:table-cell>
          <table:table-cell/>
          <table:table-cell table:formula="of:=0.651391*[.A31]" office:value-type="float" office:value="17.587557" calcext:value-type="float">
            <text:p>17.587557</text:p>
          </table:table-cell>
          <table:table-cell office:value-type="float" office:value="0.339729" calcext:value-type="float">
            <text:p>0.339729</text:p>
          </table:table-cell>
          <table:table-cell table:formula="of:=0.6028*[.A31]" office:value-type="float" office:value="16.2756" calcext:value-type="float">
            <text:p>16.2756</text:p>
          </table:table-cell>
          <table:table-cell office:value-type="float" office:value="0.339859" calcext:value-type="float">
            <text:p>0.339859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0.248521*[.A32]" office:value-type="float" office:value="6.958588" calcext:value-type="float">
            <text:p>6.958588</text:p>
          </table:table-cell>
          <table:table-cell table:formula="of:=5.71452*[.A32]" office:value-type="float" office:value="160.00656" calcext:value-type="float">
            <text:p>160.00656</text:p>
          </table:table-cell>
          <table:table-cell office:value-type="float" office:value="0.339473" calcext:value-type="float">
            <text:p>0.339473</text:p>
          </table:table-cell>
          <table:table-cell/>
          <table:table-cell table:formula="of:=0.866079*[.A32]" office:value-type="float" office:value="24.250212" calcext:value-type="float">
            <text:p>24.250212</text:p>
          </table:table-cell>
          <table:table-cell office:value-type="float" office:value="0.339003" calcext:value-type="float">
            <text:p>0.339003</text:p>
          </table:table-cell>
          <table:table-cell/>
          <table:table-cell table:formula="of:=0.669023*[.A32]" office:value-type="float" office:value="18.732644" calcext:value-type="float">
            <text:p>18.732644</text:p>
          </table:table-cell>
          <table:table-cell office:value-type="float" office:value="0.339012" calcext:value-type="float">
            <text:p>0.339012</text:p>
          </table:table-cell>
          <table:table-cell/>
          <table:table-cell table:formula="of:=0.648857*[.A32]" office:value-type="float" office:value="18.167996" calcext:value-type="float">
            <text:p>18.167996</text:p>
          </table:table-cell>
          <table:table-cell office:value-type="float" office:value="0.338869" calcext:value-type="float">
            <text:p>0.338869</text:p>
          </table:table-cell>
          <table:table-cell/>
          <table:table-cell table:formula="of:=0.651391*[.A32]" office:value-type="float" office:value="18.238948" calcext:value-type="float">
            <text:p>18.238948</text:p>
          </table:table-cell>
          <table:table-cell office:value-type="float" office:value="0.339689" calcext:value-type="float">
            <text:p>0.339689</text:p>
          </table:table-cell>
          <table:table-cell table:formula="of:=0.6028*[.A32]" office:value-type="float" office:value="16.8784" calcext:value-type="float">
            <text:p>16.8784</text:p>
          </table:table-cell>
          <table:table-cell office:value-type="float" office:value="0.339819" calcext:value-type="float">
            <text:p>0.339819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0.248521*[.A33]" office:value-type="float" office:value="7.207109" calcext:value-type="float">
            <text:p>7.207109</text:p>
          </table:table-cell>
          <table:table-cell table:formula="of:=5.71452*[.A33]" office:value-type="float" office:value="165.72108" calcext:value-type="float">
            <text:p>165.72108</text:p>
          </table:table-cell>
          <table:table-cell office:value-type="float" office:value="0.338897" calcext:value-type="float">
            <text:p>0.338897</text:p>
          </table:table-cell>
          <table:table-cell/>
          <table:table-cell table:formula="of:=0.866079*[.A33]" office:value-type="float" office:value="25.116291" calcext:value-type="float">
            <text:p>25.116291</text:p>
          </table:table-cell>
          <table:table-cell office:value-type="float" office:value="0.339015" calcext:value-type="float">
            <text:p>0.339015</text:p>
          </table:table-cell>
          <table:table-cell/>
          <table:table-cell table:formula="of:=0.669023*[.A33]" office:value-type="float" office:value="19.401667" calcext:value-type="float">
            <text:p>19.401667</text:p>
          </table:table-cell>
          <table:table-cell office:value-type="float" office:value="0.339093" calcext:value-type="float">
            <text:p>0.339093</text:p>
          </table:table-cell>
          <table:table-cell/>
          <table:table-cell table:formula="of:=0.648857*[.A33]" office:value-type="float" office:value="18.816853" calcext:value-type="float">
            <text:p>18.816853</text:p>
          </table:table-cell>
          <table:table-cell office:value-type="float" office:value="0.338856" calcext:value-type="float">
            <text:p>0.338856</text:p>
          </table:table-cell>
          <table:table-cell/>
          <table:table-cell table:formula="of:=0.651391*[.A33]" office:value-type="float" office:value="18.890339" calcext:value-type="float">
            <text:p>18.890339</text:p>
          </table:table-cell>
          <table:table-cell office:value-type="float" office:value="0.339651" calcext:value-type="float">
            <text:p>0.339651</text:p>
          </table:table-cell>
          <table:table-cell table:formula="of:=0.6028*[.A33]" office:value-type="float" office:value="17.4812" calcext:value-type="float">
            <text:p>17.4812</text:p>
          </table:table-cell>
          <table:table-cell office:value-type="float" office:value="0.339784" calcext:value-type="float">
            <text:p>0.339784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0.248521*[.A34]" office:value-type="float" office:value="7.45563" calcext:value-type="float">
            <text:p>7.45563</text:p>
          </table:table-cell>
          <table:table-cell table:formula="of:=5.71452*[.A34]" office:value-type="float" office:value="171.4356" calcext:value-type="float">
            <text:p>171.4356</text:p>
          </table:table-cell>
          <table:table-cell office:value-type="float" office:value="0.338829" calcext:value-type="float">
            <text:p>0.338829</text:p>
          </table:table-cell>
          <table:table-cell/>
          <table:table-cell table:formula="of:=0.866079*[.A34]" office:value-type="float" office:value="25.98237" calcext:value-type="float">
            <text:p>25.98237</text:p>
          </table:table-cell>
          <table:table-cell office:value-type="float" office:value="0.338888" calcext:value-type="float">
            <text:p>0.338888</text:p>
          </table:table-cell>
          <table:table-cell/>
          <table:table-cell table:formula="of:=0.669023*[.A34]" office:value-type="float" office:value="20.07069" calcext:value-type="float">
            <text:p>20.07069</text:p>
          </table:table-cell>
          <table:table-cell office:value-type="float" office:value="0.339092" calcext:value-type="float">
            <text:p>0.339092</text:p>
          </table:table-cell>
          <table:table-cell/>
          <table:table-cell table:formula="of:=0.648857*[.A34]" office:value-type="float" office:value="19.46571" calcext:value-type="float">
            <text:p>19.46571</text:p>
          </table:table-cell>
          <table:table-cell office:value-type="float" office:value="0.338906" calcext:value-type="float">
            <text:p>0.338906</text:p>
          </table:table-cell>
          <table:table-cell/>
          <table:table-cell table:formula="of:=0.651391*[.A34]" office:value-type="float" office:value="19.54173" calcext:value-type="float">
            <text:p>19.54173</text:p>
          </table:table-cell>
          <table:table-cell office:value-type="float" office:value="0.339614" calcext:value-type="float">
            <text:p>0.339614</text:p>
          </table:table-cell>
          <table:table-cell table:formula="of:=0.6028*[.A34]" office:value-type="float" office:value="18.084" calcext:value-type="float">
            <text:p>18.084</text:p>
          </table:table-cell>
          <table:table-cell office:value-type="float" office:value="0.339751" calcext:value-type="float">
            <text:p>0.33975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0.248521*[.A35]" office:value-type="float" office:value="7.704151" calcext:value-type="float">
            <text:p>7.704151</text:p>
          </table:table-cell>
          <table:table-cell table:formula="of:=5.71452*[.A35]" office:value-type="float" office:value="177.15012" calcext:value-type="float">
            <text:p>177.15012</text:p>
          </table:table-cell>
          <table:table-cell office:value-type="float" office:value="0.339107" calcext:value-type="float">
            <text:p>0.339107</text:p>
          </table:table-cell>
          <table:table-cell/>
          <table:table-cell table:formula="of:=0.866079*[.A35]" office:value-type="float" office:value="26.848449" calcext:value-type="float">
            <text:p>26.848449</text:p>
          </table:table-cell>
          <table:table-cell office:value-type="float" office:value="0.338907" calcext:value-type="float">
            <text:p>0.338907</text:p>
          </table:table-cell>
          <table:table-cell/>
          <table:table-cell table:formula="of:=0.669023*[.A35]" office:value-type="float" office:value="20.739713" calcext:value-type="float">
            <text:p>20.739713</text:p>
          </table:table-cell>
          <table:table-cell office:value-type="float" office:value="0.338795" calcext:value-type="float">
            <text:p>0.338795</text:p>
          </table:table-cell>
          <table:table-cell/>
          <table:table-cell table:formula="of:=0.648857*[.A35]" office:value-type="float" office:value="20.114567" calcext:value-type="float">
            <text:p>20.114567</text:p>
          </table:table-cell>
          <table:table-cell office:value-type="float" office:value="0.338871" calcext:value-type="float">
            <text:p>0.338871</text:p>
          </table:table-cell>
          <table:table-cell/>
          <table:table-cell table:formula="of:=0.651391*[.A35]" office:value-type="float" office:value="20.193121" calcext:value-type="float">
            <text:p>20.193121</text:p>
          </table:table-cell>
          <table:table-cell office:value-type="float" office:value="0.339578" calcext:value-type="float">
            <text:p>0.339578</text:p>
          </table:table-cell>
          <table:table-cell table:formula="of:=0.6028*[.A35]" office:value-type="float" office:value="18.6868" calcext:value-type="float">
            <text:p>18.6868</text:p>
          </table:table-cell>
          <table:table-cell office:value-type="float" office:value="0.339718" calcext:value-type="float">
            <text:p>0.339718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38:38.207899471</meta:creation-date>
    <dc:date>2018-09-29T13:57:40.706244315</dc:date>
    <meta:editing-duration>P2DT22H41M57S</meta:editing-duration>
    <meta:editing-cycles>32</meta:editing-cycles>
    <meta:generator>LibreOffice/5.1.6.2$Linux_X86_64 LibreOffice_project/10m0$Build-2</meta:generator>
    <meta:document-statistic meta:table-count="1" meta:cell-count="4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column-mapping="4 5 0 1 2 3" chart:style-name="ch1">
        <chart:legend chart:legend-position="end" svg:x="13.134cm" svg:y="2.959cm" style:legend-expansion="high" chart:style-name="ch2"/>
        <chart:plot-area chart:style-name="ch3" table:cell-range-address="Sheet1.R6:Sheet1.R35 Sheet1.T6:Sheet1.T35 Sheet1.F6:Sheet1.F35 Sheet1.I6:Sheet1.I35 Sheet1.L6:Sheet1.L35 Sheet1.O6:Sheet1.O35" svg:x="0.32cm" svg:y="0.18cm" svg:width="12.494cm" svg:height="8.646cm">
          <chartooo:coordinate-region svg:x="1.418cm" svg:y="0.379cm" svg:width="11.2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6:Sheet1.R35" chart:class="chart:line">
            <chart:data-point chart:repeated="30"/>
          </chart:series>
          <chart:series chart:style-name="ch7" chart:values-cell-range-address="Sheet1.T6:Sheet1.T35" chart:class="chart:line">
            <chart:data-point chart:repeated="30"/>
          </chart:series>
          <chart:series chart:style-name="ch8" chart:values-cell-range-address="Sheet1.F6:Sheet1.F35" chart:class="chart:line">
            <chart:data-point chart:repeated="30"/>
          </chart:series>
          <chart:series chart:style-name="ch9" chart:values-cell-range-address="Sheet1.I6:Sheet1.I35" chart:class="chart:line">
            <chart:data-point chart:repeated="30"/>
          </chart:series>
          <chart:series chart:style-name="ch10" chart:values-cell-range-address="Sheet1.L6:Sheet1.L35" chart:class="chart:line">
            <chart:data-point chart:repeated="30"/>
          </chart:series>
          <chart:series chart:style-name="ch11" chart:values-cell-range-address="Sheet1.O6:Sheet1.O35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T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518">
                <text:p>0.34518</text:p>
                <draw:g>
                  <svg:desc>Sheet1.R6:Sheet1.R35</svg:desc>
                </draw:g>
              </table:table-cell>
              <table:table-cell office:value-type="float" office:value="0.34518">
                <text:p>0.34518</text:p>
                <draw:g>
                  <svg:desc>Sheet1.T6:Sheet1.T35</svg:desc>
                </draw:g>
              </table:table-cell>
              <table:table-cell office:value-type="float" office:value="0.346867">
                <text:p>0.346867</text:p>
                <draw:g>
                  <svg:desc>Sheet1.F6:Sheet1.F35</svg:desc>
                </draw:g>
              </table:table-cell>
              <table:table-cell office:value-type="float" office:value="0.348637">
                <text:p>0.348637</text:p>
                <draw:g>
                  <svg:desc>Sheet1.I6:Sheet1.I35</svg:desc>
                </draw:g>
              </table:table-cell>
              <table:table-cell office:value-type="float" office:value="0.356172">
                <text:p>0.356172</text:p>
                <draw:g>
                  <svg:desc>Sheet1.L6:Sheet1.L35</svg:desc>
                </draw:g>
              </table:table-cell>
              <table:table-cell office:value-type="float" office:value="0.350005">
                <text:p>0.350005</text:p>
                <draw:g>
                  <svg:desc>Sheet1.O6:Sheet1.O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4267">
                <text:p>0.344267</text:p>
              </table:table-cell>
              <table:table-cell office:value-type="float" office:value="0.344269">
                <text:p>0.344269</text:p>
              </table:table-cell>
              <table:table-cell office:value-type="float" office:value="0.344429">
                <text:p>0.344429</text:p>
              </table:table-cell>
              <table:table-cell office:value-type="float" office:value="0.350223">
                <text:p>0.350223</text:p>
              </table:table-cell>
              <table:table-cell office:value-type="float" office:value="0.341375">
                <text:p>0.341375</text:p>
              </table:table-cell>
              <table:table-cell office:value-type="float" office:value="0.341195">
                <text:p>0.341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3548">
                <text:p>0.343548</text:p>
              </table:table-cell>
              <table:table-cell office:value-type="float" office:value="0.343558">
                <text:p>0.343558</text:p>
              </table:table-cell>
              <table:table-cell office:value-type="float" office:value="0.340964">
                <text:p>0.340964</text:p>
              </table:table-cell>
              <table:table-cell office:value-type="float" office:value="0.341546">
                <text:p>0.341546</text:p>
              </table:table-cell>
              <table:table-cell office:value-type="float" office:value="0.353335">
                <text:p>0.353335</text:p>
              </table:table-cell>
              <table:table-cell office:value-type="float" office:value="0.341383">
                <text:p>0.341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2979">
                <text:p>0.342979</text:p>
              </table:table-cell>
              <table:table-cell office:value-type="float" office:value="0.342994">
                <text:p>0.342994</text:p>
              </table:table-cell>
              <table:table-cell office:value-type="float" office:value="0.341512">
                <text:p>0.341512</text:p>
              </table:table-cell>
              <table:table-cell office:value-type="float" office:value="0.344886">
                <text:p>0.344886</text:p>
              </table:table-cell>
              <table:table-cell office:value-type="float" office:value="0.343635">
                <text:p>0.343635</text:p>
              </table:table-cell>
              <table:table-cell office:value-type="float" office:value="0.339556">
                <text:p>0.339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519">
                <text:p>0.342519</text:p>
              </table:table-cell>
              <table:table-cell office:value-type="float" office:value="0.342539">
                <text:p>0.342539</text:p>
              </table:table-cell>
              <table:table-cell office:value-type="float" office:value="0.340105">
                <text:p>0.340105</text:p>
              </table:table-cell>
              <table:table-cell office:value-type="float" office:value="0.341715">
                <text:p>0.341715</text:p>
              </table:table-cell>
              <table:table-cell office:value-type="float" office:value="0.340192">
                <text:p>0.340192</text:p>
              </table:table-cell>
              <table:table-cell office:value-type="float" office:value="0.339454">
                <text:p>0.339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2148">
                <text:p>0.342148</text:p>
              </table:table-cell>
              <table:table-cell office:value-type="float" office:value="0.342175">
                <text:p>0.342175</text:p>
              </table:table-cell>
              <table:table-cell office:value-type="float" office:value="0.339736">
                <text:p>0.339736</text:p>
              </table:table-cell>
              <table:table-cell office:value-type="float" office:value="0.341212">
                <text:p>0.341212</text:p>
              </table:table-cell>
              <table:table-cell office:value-type="float" office:value="0.340169">
                <text:p>0.340169</text:p>
              </table:table-cell>
              <table:table-cell office:value-type="float" office:value="0.339257">
                <text:p>0.339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841">
                <text:p>0.341841</text:p>
              </table:table-cell>
              <table:table-cell office:value-type="float" office:value="0.341877">
                <text:p>0.341877</text:p>
              </table:table-cell>
              <table:table-cell office:value-type="float" office:value="0.339811">
                <text:p>0.339811</text:p>
              </table:table-cell>
              <table:table-cell office:value-type="float" office:value="0.33983">
                <text:p>0.33983</text:p>
              </table:table-cell>
              <table:table-cell office:value-type="float" office:value="0.340364">
                <text:p>0.340364</text:p>
              </table:table-cell>
              <table:table-cell office:value-type="float" office:value="0.339415">
                <text:p>0.339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1574">
                <text:p>0.341574</text:p>
              </table:table-cell>
              <table:table-cell office:value-type="float" office:value="0.341623">
                <text:p>0.341623</text:p>
              </table:table-cell>
              <table:table-cell office:value-type="float" office:value="0.34114">
                <text:p>0.34114</text:p>
              </table:table-cell>
              <table:table-cell office:value-type="float" office:value="0.340276">
                <text:p>0.340276</text:p>
              </table:table-cell>
              <table:table-cell office:value-type="float" office:value="0.339655">
                <text:p>0.339655</text:p>
              </table:table-cell>
              <table:table-cell office:value-type="float" office:value="0.339933">
                <text:p>0.33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343">
                <text:p>0.341343</text:p>
              </table:table-cell>
              <table:table-cell office:value-type="float" office:value="0.341407">
                <text:p>0.341407</text:p>
              </table:table-cell>
              <table:table-cell office:value-type="float" office:value="0.339357">
                <text:p>0.339357</text:p>
              </table:table-cell>
              <table:table-cell office:value-type="float" office:value="0.340265">
                <text:p>0.340265</text:p>
              </table:table-cell>
              <table:table-cell office:value-type="float" office:value="0.339495">
                <text:p>0.339495</text:p>
              </table:table-cell>
              <table:table-cell office:value-type="float" office:value="0.339112">
                <text:p>0.339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145">
                <text:p>0.341145</text:p>
              </table:table-cell>
              <table:table-cell office:value-type="float" office:value="0.341216">
                <text:p>0.341216</text:p>
              </table:table-cell>
              <table:table-cell office:value-type="float" office:value="0.340232">
                <text:p>0.340232</text:p>
              </table:table-cell>
              <table:table-cell office:value-type="float" office:value="0.339471">
                <text:p>0.339471</text:p>
              </table:table-cell>
              <table:table-cell office:value-type="float" office:value="0.340241">
                <text:p>0.340241</text:p>
              </table:table-cell>
              <table:table-cell office:value-type="float" office:value="0.339259">
                <text:p>0.339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0971">
                <text:p>0.340971</text:p>
              </table:table-cell>
              <table:table-cell office:value-type="float" office:value="0.341049">
                <text:p>0.341049</text:p>
              </table:table-cell>
              <table:table-cell office:value-type="float" office:value="0.339913">
                <text:p>0.339913</text:p>
              </table:table-cell>
              <table:table-cell office:value-type="float" office:value="0.339494">
                <text:p>0.339494</text:p>
              </table:table-cell>
              <table:table-cell office:value-type="float" office:value="0.339383">
                <text:p>0.339383</text:p>
              </table:table-cell>
              <table:table-cell office:value-type="float" office:value="0.339061">
                <text:p>0.339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0822">
                <text:p>0.340822</text:p>
              </table:table-cell>
              <table:table-cell office:value-type="float" office:value="0.3409">
                <text:p>0.3409</text:p>
              </table:table-cell>
              <table:table-cell office:value-type="float" office:value="0.339229">
                <text:p>0.339229</text:p>
              </table:table-cell>
              <table:table-cell office:value-type="float" office:value="0.340402">
                <text:p>0.340402</text:p>
              </table:table-cell>
              <table:table-cell office:value-type="float" office:value="0.339243">
                <text:p>0.339243</text:p>
              </table:table-cell>
              <table:table-cell office:value-type="float" office:value="0.339049">
                <text:p>0.339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678">
                <text:p>0.340678</text:p>
              </table:table-cell>
              <table:table-cell office:value-type="float" office:value="0.340763">
                <text:p>0.340763</text:p>
              </table:table-cell>
              <table:table-cell office:value-type="float" office:value="0.339153">
                <text:p>0.339153</text:p>
              </table:table-cell>
              <table:table-cell office:value-type="float" office:value="0.339391">
                <text:p>0.339391</text:p>
              </table:table-cell>
              <table:table-cell office:value-type="float" office:value="0.339234">
                <text:p>0.339234</text:p>
              </table:table-cell>
              <table:table-cell office:value-type="float" office:value="0.339015">
                <text:p>0.339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0554">
                <text:p>0.340554</text:p>
              </table:table-cell>
              <table:table-cell office:value-type="float" office:value="0.340648">
                <text:p>0.340648</text:p>
              </table:table-cell>
              <table:table-cell office:value-type="float" office:value="0.339559">
                <text:p>0.339559</text:p>
              </table:table-cell>
              <table:table-cell office:value-type="float" office:value="0.339185">
                <text:p>0.339185</text:p>
              </table:table-cell>
              <table:table-cell office:value-type="float" office:value="0.339046">
                <text:p>0.339046</text:p>
              </table:table-cell>
              <table:table-cell office:value-type="float" office:value="0.339094">
                <text:p>0.339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0451">
                <text:p>0.340451</text:p>
              </table:table-cell>
              <table:table-cell office:value-type="float" office:value="0.340544">
                <text:p>0.340544</text:p>
              </table:table-cell>
              <table:table-cell office:value-type="float" office:value="0.339076">
                <text:p>0.339076</text:p>
              </table:table-cell>
              <table:table-cell office:value-type="float" office:value="0.339126">
                <text:p>0.339126</text:p>
              </table:table-cell>
              <table:table-cell office:value-type="float" office:value="0.339087">
                <text:p>0.339087</text:p>
              </table:table-cell>
              <table:table-cell office:value-type="float" office:value="0.339054">
                <text:p>0.339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0355">
                <text:p>0.340355</text:p>
              </table:table-cell>
              <table:table-cell office:value-type="float" office:value="0.340453">
                <text:p>0.340453</text:p>
              </table:table-cell>
              <table:table-cell office:value-type="float" office:value="0.339258">
                <text:p>0.339258</text:p>
              </table:table-cell>
              <table:table-cell office:value-type="float" office:value="0.339073">
                <text:p>0.339073</text:p>
              </table:table-cell>
              <table:table-cell office:value-type="float" office:value="0.338913">
                <text:p>0.338913</text:p>
              </table:table-cell>
              <table:table-cell office:value-type="float" office:value="0.338972">
                <text:p>0.338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0268">
                <text:p>0.340268</text:p>
              </table:table-cell>
              <table:table-cell office:value-type="float" office:value="0.34037">
                <text:p>0.34037</text:p>
              </table:table-cell>
              <table:table-cell office:value-type="float" office:value="0.339476">
                <text:p>0.339476</text:p>
              </table:table-cell>
              <table:table-cell office:value-type="float" office:value="0.339074">
                <text:p>0.339074</text:p>
              </table:table-cell>
              <table:table-cell office:value-type="float" office:value="0.339305">
                <text:p>0.339305</text:p>
              </table:table-cell>
              <table:table-cell office:value-type="float" office:value="0.339051">
                <text:p>0.339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0195">
                <text:p>0.340195</text:p>
              </table:table-cell>
              <table:table-cell office:value-type="float" office:value="0.340297">
                <text:p>0.340297</text:p>
              </table:table-cell>
              <table:table-cell office:value-type="float" office:value="0.338967">
                <text:p>0.338967</text:p>
              </table:table-cell>
              <table:table-cell office:value-type="float" office:value="0.339116">
                <text:p>0.339116</text:p>
              </table:table-cell>
              <table:table-cell office:value-type="float" office:value="0.339157">
                <text:p>0.339157</text:p>
              </table:table-cell>
              <table:table-cell office:value-type="float" office:value="0.339017">
                <text:p>0.339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0119">
                <text:p>0.340119</text:p>
              </table:table-cell>
              <table:table-cell office:value-type="float" office:value="0.340225">
                <text:p>0.340225</text:p>
              </table:table-cell>
              <table:table-cell office:value-type="float" office:value="0.338924">
                <text:p>0.338924</text:p>
              </table:table-cell>
              <table:table-cell office:value-type="float" office:value="0.338979">
                <text:p>0.338979</text:p>
              </table:table-cell>
              <table:table-cell office:value-type="float" office:value="0.339078">
                <text:p>0.339078</text:p>
              </table:table-cell>
              <table:table-cell office:value-type="float" office:value="0.33917">
                <text:p>0.33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0053">
                <text:p>0.340053</text:p>
              </table:table-cell>
              <table:table-cell office:value-type="float" office:value="0.34016">
                <text:p>0.34016</text:p>
              </table:table-cell>
              <table:table-cell office:value-type="float" office:value="0.339185">
                <text:p>0.339185</text:p>
              </table:table-cell>
              <table:table-cell office:value-type="float" office:value="0.338951">
                <text:p>0.338951</text:p>
              </table:table-cell>
              <table:table-cell office:value-type="float" office:value="0.338905">
                <text:p>0.338905</text:p>
              </table:table-cell>
              <table:table-cell office:value-type="float" office:value="0.338944">
                <text:p>0.338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9991">
                <text:p>0.339991</text:p>
              </table:table-cell>
              <table:table-cell office:value-type="float" office:value="0.340098">
                <text:p>0.340098</text:p>
              </table:table-cell>
              <table:table-cell office:value-type="float" office:value="0.339721">
                <text:p>0.339721</text:p>
              </table:table-cell>
              <table:table-cell office:value-type="float" office:value="0.338916">
                <text:p>0.338916</text:p>
              </table:table-cell>
              <table:table-cell office:value-type="float" office:value="0.338989">
                <text:p>0.338989</text:p>
              </table:table-cell>
              <table:table-cell office:value-type="float" office:value="0.339007">
                <text:p>0.339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993">
                <text:p>0.33993</text:p>
              </table:table-cell>
              <table:table-cell office:value-type="float" office:value="0.340042">
                <text:p>0.340042</text:p>
              </table:table-cell>
              <table:table-cell office:value-type="float" office:value="0.339461">
                <text:p>0.339461</text:p>
              </table:table-cell>
              <table:table-cell office:value-type="float" office:value="0.338977">
                <text:p>0.338977</text:p>
              </table:table-cell>
              <table:table-cell office:value-type="float" office:value="0.339159">
                <text:p>0.339159</text:p>
              </table:table-cell>
              <table:table-cell office:value-type="float" office:value="0.338891">
                <text:p>0.338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9876">
                <text:p>0.339876</text:p>
              </table:table-cell>
              <table:table-cell office:value-type="float" office:value="0.339989">
                <text:p>0.339989</text:p>
              </table:table-cell>
              <table:table-cell office:value-type="float" office:value="0.338992">
                <text:p>0.338992</text:p>
              </table:table-cell>
              <table:table-cell office:value-type="float" office:value="0.339136">
                <text:p>0.339136</text:p>
              </table:table-cell>
              <table:table-cell office:value-type="float" office:value="0.338956">
                <text:p>0.338956</text:p>
              </table:table-cell>
              <table:table-cell office:value-type="float" office:value="0.338906">
                <text:p>0.338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982">
                <text:p>0.33982</text:p>
              </table:table-cell>
              <table:table-cell office:value-type="float" office:value="0.339945">
                <text:p>0.339945</text:p>
              </table:table-cell>
              <table:table-cell office:value-type="float" office:value="0.339672">
                <text:p>0.339672</text:p>
              </table:table-cell>
              <table:table-cell office:value-type="float" office:value="0.338968">
                <text:p>0.338968</text:p>
              </table:table-cell>
              <table:table-cell office:value-type="float" office:value="0.338971">
                <text:p>0.338971</text:p>
              </table:table-cell>
              <table:table-cell office:value-type="float" office:value="0.338892">
                <text:p>0.338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9776">
                <text:p>0.339776</text:p>
              </table:table-cell>
              <table:table-cell office:value-type="float" office:value="0.3399">
                <text:p>0.3399</text:p>
              </table:table-cell>
              <table:table-cell office:value-type="float" office:value="0.338867">
                <text:p>0.338867</text:p>
              </table:table-cell>
              <table:table-cell office:value-type="float" office:value="0.339787">
                <text:p>0.339787</text:p>
              </table:table-cell>
              <table:table-cell office:value-type="float" office:value="0.338831">
                <text:p>0.338831</text:p>
              </table:table-cell>
              <table:table-cell office:value-type="float" office:value="0.338876">
                <text:p>0.338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9729">
                <text:p>0.339729</text:p>
              </table:table-cell>
              <table:table-cell office:value-type="float" office:value="0.339859">
                <text:p>0.339859</text:p>
              </table:table-cell>
              <table:table-cell office:value-type="float" office:value="0.338853">
                <text:p>0.338853</text:p>
              </table:table-cell>
              <table:table-cell office:value-type="float" office:value="0.338982">
                <text:p>0.338982</text:p>
              </table:table-cell>
              <table:table-cell office:value-type="float" office:value="0.339234">
                <text:p>0.339234</text:p>
              </table:table-cell>
              <table:table-cell office:value-type="float" office:value="0.338879">
                <text:p>0.338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9689">
                <text:p>0.339689</text:p>
              </table:table-cell>
              <table:table-cell office:value-type="float" office:value="0.339819">
                <text:p>0.339819</text:p>
              </table:table-cell>
              <table:table-cell office:value-type="float" office:value="0.339473">
                <text:p>0.339473</text:p>
              </table:table-cell>
              <table:table-cell office:value-type="float" office:value="0.339003">
                <text:p>0.339003</text:p>
              </table:table-cell>
              <table:table-cell office:value-type="float" office:value="0.339012">
                <text:p>0.339012</text:p>
              </table:table-cell>
              <table:table-cell office:value-type="float" office:value="0.338869">
                <text:p>0.338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9651">
                <text:p>0.339651</text:p>
              </table:table-cell>
              <table:table-cell office:value-type="float" office:value="0.339784">
                <text:p>0.339784</text:p>
              </table:table-cell>
              <table:table-cell office:value-type="float" office:value="0.338897">
                <text:p>0.338897</text:p>
              </table:table-cell>
              <table:table-cell office:value-type="float" office:value="0.339015">
                <text:p>0.339015</text:p>
              </table:table-cell>
              <table:table-cell office:value-type="float" office:value="0.339093">
                <text:p>0.339093</text:p>
              </table:table-cell>
              <table:table-cell office:value-type="float" office:value="0.338856">
                <text:p>0.338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9614">
                <text:p>0.339614</text:p>
              </table:table-cell>
              <table:table-cell office:value-type="float" office:value="0.339751">
                <text:p>0.339751</text:p>
              </table:table-cell>
              <table:table-cell office:value-type="float" office:value="0.338829">
                <text:p>0.338829</text:p>
              </table:table-cell>
              <table:table-cell office:value-type="float" office:value="0.338888">
                <text:p>0.338888</text:p>
              </table:table-cell>
              <table:table-cell office:value-type="float" office:value="0.339092">
                <text:p>0.339092</text:p>
              </table:table-cell>
              <table:table-cell office:value-type="float" office:value="0.338906">
                <text:p>0.338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9578">
                <text:p>0.339578</text:p>
              </table:table-cell>
              <table:table-cell office:value-type="float" office:value="0.339718">
                <text:p>0.339718</text:p>
              </table:table-cell>
              <table:table-cell office:value-type="float" office:value="0.339107">
                <text:p>0.339107</text:p>
              </table:table-cell>
              <table:table-cell office:value-type="float" office:value="0.338907">
                <text:p>0.338907</text:p>
              </table:table-cell>
              <table:table-cell office:value-type="float" office:value="0.338795">
                <text:p>0.338795</text:p>
              </table:table-cell>
              <table:table-cell office:value-type="float" office:value="0.338871">
                <text:p>0.338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3cm" svg:height="15.042cm" xlink:href=".." xlink:type="simple" chart:class="chart:scatter" chart:column-mapping="3 4 0 0 2 1" chart:style-name="ch1">
        <chart:legend chart:legend-position="end" svg:x="21.451cm" svg:y="6.226cm" style:legend-expansion="high" chart:style-name="ch2"/>
        <chart:plot-area chart:style-name="ch3" table:cell-range-address="Sheet1.R5:Sheet1.T35 Sheet1.F5:Sheet1.F35 Sheet1.O5:Sheet1.O35" svg:x="0.486cm" svg:y="0.3cm" svg:width="20.479cm" svg:height="14.442cm">
          <chartooo:coordinate-region svg:x="1.398cm" svg:y="0.499cm" svg:width="19.195cm" svg:height="13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5:Sheet1.T35" chart:class="chart:scatter">
            <chart:domain table:cell-range-address="Sheet1.S5:Sheet1.S35"/>
            <chart:data-point chart:repeated="31"/>
          </chart:series>
          <chart:series chart:style-name="ch8" chart:values-cell-range-address="Sheet1.F5:Sheet1.F35" chart:class="chart:scatter">
            <chart:domain table:cell-range-address="Sheet1.D5:Sheet1.D35"/>
            <chart:data-point chart:repeated="31"/>
          </chart:series>
          <chart:series chart:style-name="ch9" chart:values-cell-range-address="Sheet1.F5:Sheet1.F35" chart:class="chart:scatter">
            <chart:domain table:cell-range-address="Sheet1.E5:Sheet1.E35"/>
            <chart:data-point chart:repeated="31"/>
          </chart:series>
          <chart:series chart:style-name="ch10" chart:values-cell-range-address="Sheet1.R5:Sheet1.R35" chart:class="chart:scatter">
            <chart:domain table:cell-range-address="Sheet1.Q5:Sheet1.Q35"/>
            <chart:data-point chart:repeated="31"/>
          </chart:series>
          <chart:series chart:style-name="ch11" chart:values-cell-range-address="Sheet1.O5:Sheet1.O35" chart:class="chart:scatter">
            <chart:domain table:cell-range-address="Sheet1.N5:Sheet1.N35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8">
                <text:p>0.6028</text:p>
                <draw:g>
                  <svg:desc>Sheet1.S5:Sheet1.S35</svg:desc>
                </draw:g>
              </table:table-cell>
              <table:table-cell office:value-type="float" office:value="0.69319">
                <text:p>0.69319</text:p>
                <draw:g>
                  <svg:desc>Sheet1.T5:Sheet1.T35</svg:desc>
                </draw:g>
              </table:table-cell>
              <table:table-cell office:value-type="float" office:value="0.248521">
                <text:p>0.248521</text:p>
                <draw:g>
                  <svg:desc>Sheet1.D5:Sheet1.D35</svg:desc>
                </draw:g>
              </table:table-cell>
              <table:table-cell office:value-type="float" office:value="0.69319">
                <text:p>0.69319</text:p>
                <draw:g>
                  <svg:desc>Sheet1.F5:Sheet1.F35</svg:desc>
                </draw:g>
              </table:table-cell>
              <table:table-cell office:value-type="float" office:value="5.71452">
                <text:p>5.71452</text:p>
                <draw:g>
                  <svg:desc>Sheet1.E5:Sheet1.E35</svg:desc>
                </draw:g>
              </table:table-cell>
              <table:table-cell office:value-type="float" office:value="0.69319">
                <text:p>0.69319</text:p>
                <draw:g>
                  <svg:desc>Sheet1.F5:Sheet1.F35</svg:desc>
                </draw:g>
              </table:table-cell>
              <table:table-cell office:value-type="float" office:value="0.651391">
                <text:p>0.651391</text:p>
                <draw:g>
                  <svg:desc>Sheet1.Q5:Sheet1.Q35</svg:desc>
                </draw:g>
              </table:table-cell>
              <table:table-cell office:value-type="float" office:value="0.69319">
                <text:p>0.69319</text:p>
                <draw:g>
                  <svg:desc>Sheet1.R5:Sheet1.R35</svg:desc>
                </draw:g>
              </table:table-cell>
              <table:table-cell office:value-type="float" office:value="0.648857">
                <text:p>0.648857</text:p>
                <draw:g>
                  <svg:desc>Sheet1.N5:Sheet1.N35</svg:desc>
                </draw:g>
              </table:table-cell>
              <table:table-cell office:value-type="float" office:value="0.69319">
                <text:p>0.69319</text:p>
                <draw:g>
                  <svg:desc>Sheet1.O5:Sheet1.O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056">
                <text:p>1.2056</text:p>
              </table:table-cell>
              <table:table-cell office:value-type="float" office:value="0.34518">
                <text:p>0.34518</text:p>
              </table:table-cell>
              <table:table-cell office:value-type="float" office:value="0.497042">
                <text:p>0.497042</text:p>
              </table:table-cell>
              <table:table-cell office:value-type="float" office:value="0.346867">
                <text:p>0.346867</text:p>
              </table:table-cell>
              <table:table-cell office:value-type="float" office:value="11.42904">
                <text:p>11.42904</text:p>
              </table:table-cell>
              <table:table-cell office:value-type="float" office:value="0.346867">
                <text:p>0.346867</text:p>
              </table:table-cell>
              <table:table-cell office:value-type="float" office:value="1.302782">
                <text:p>1.302782</text:p>
              </table:table-cell>
              <table:table-cell office:value-type="float" office:value="0.34518">
                <text:p>0.34518</text:p>
              </table:table-cell>
              <table:table-cell office:value-type="float" office:value="1.297714">
                <text:p>1.297714</text:p>
              </table:table-cell>
              <table:table-cell office:value-type="float" office:value="0.350005">
                <text:p>0.35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84">
                <text:p>1.8084</text:p>
              </table:table-cell>
              <table:table-cell office:value-type="float" office:value="0.344269">
                <text:p>0.344269</text:p>
              </table:table-cell>
              <table:table-cell office:value-type="float" office:value="0.745563">
                <text:p>0.745563</text:p>
              </table:table-cell>
              <table:table-cell office:value-type="float" office:value="0.344429">
                <text:p>0.344429</text:p>
              </table:table-cell>
              <table:table-cell office:value-type="float" office:value="17.14356">
                <text:p>17.14356</text:p>
              </table:table-cell>
              <table:table-cell office:value-type="float" office:value="0.344429">
                <text:p>0.344429</text:p>
              </table:table-cell>
              <table:table-cell office:value-type="float" office:value="1.954173">
                <text:p>1.954173</text:p>
              </table:table-cell>
              <table:table-cell office:value-type="float" office:value="0.344267">
                <text:p>0.344267</text:p>
              </table:table-cell>
              <table:table-cell office:value-type="float" office:value="1.946571">
                <text:p>1.946571</text:p>
              </table:table-cell>
              <table:table-cell office:value-type="float" office:value="0.341195">
                <text:p>0.341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12">
                <text:p>2.4112</text:p>
              </table:table-cell>
              <table:table-cell office:value-type="float" office:value="0.343558">
                <text:p>0.343558</text:p>
              </table:table-cell>
              <table:table-cell office:value-type="float" office:value="0.994084">
                <text:p>0.994084</text:p>
              </table:table-cell>
              <table:table-cell office:value-type="float" office:value="0.340964">
                <text:p>0.340964</text:p>
              </table:table-cell>
              <table:table-cell office:value-type="float" office:value="22.85808">
                <text:p>22.85808</text:p>
              </table:table-cell>
              <table:table-cell office:value-type="float" office:value="0.340964">
                <text:p>0.340964</text:p>
              </table:table-cell>
              <table:table-cell office:value-type="float" office:value="2.605564">
                <text:p>2.605564</text:p>
              </table:table-cell>
              <table:table-cell office:value-type="float" office:value="0.343548">
                <text:p>0.343548</text:p>
              </table:table-cell>
              <table:table-cell office:value-type="float" office:value="2.595428">
                <text:p>2.595428</text:p>
              </table:table-cell>
              <table:table-cell office:value-type="float" office:value="0.341383">
                <text:p>0.341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14">
                <text:p>3.014</text:p>
              </table:table-cell>
              <table:table-cell office:value-type="float" office:value="0.342994">
                <text:p>0.342994</text:p>
              </table:table-cell>
              <table:table-cell office:value-type="float" office:value="1.242605">
                <text:p>1.242605</text:p>
              </table:table-cell>
              <table:table-cell office:value-type="float" office:value="0.341512">
                <text:p>0.341512</text:p>
              </table:table-cell>
              <table:table-cell office:value-type="float" office:value="28.5726">
                <text:p>28.5726</text:p>
              </table:table-cell>
              <table:table-cell office:value-type="float" office:value="0.341512">
                <text:p>0.341512</text:p>
              </table:table-cell>
              <table:table-cell office:value-type="float" office:value="3.256955">
                <text:p>3.256955</text:p>
              </table:table-cell>
              <table:table-cell office:value-type="float" office:value="0.342979">
                <text:p>0.342979</text:p>
              </table:table-cell>
              <table:table-cell office:value-type="float" office:value="3.244285">
                <text:p>3.244285</text:p>
              </table:table-cell>
              <table:table-cell office:value-type="float" office:value="0.339556">
                <text:p>0.339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168">
                <text:p>3.6168</text:p>
              </table:table-cell>
              <table:table-cell office:value-type="float" office:value="0.342539">
                <text:p>0.342539</text:p>
              </table:table-cell>
              <table:table-cell office:value-type="float" office:value="1.491126">
                <text:p>1.491126</text:p>
              </table:table-cell>
              <table:table-cell office:value-type="float" office:value="0.340105">
                <text:p>0.340105</text:p>
              </table:table-cell>
              <table:table-cell office:value-type="float" office:value="34.28712">
                <text:p>34.28712</text:p>
              </table:table-cell>
              <table:table-cell office:value-type="float" office:value="0.340105">
                <text:p>0.340105</text:p>
              </table:table-cell>
              <table:table-cell office:value-type="float" office:value="3.908346">
                <text:p>3.908346</text:p>
              </table:table-cell>
              <table:table-cell office:value-type="float" office:value="0.342519">
                <text:p>0.342519</text:p>
              </table:table-cell>
              <table:table-cell office:value-type="float" office:value="3.893142">
                <text:p>3.893142</text:p>
              </table:table-cell>
              <table:table-cell office:value-type="float" office:value="0.339454">
                <text:p>0.339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196">
                <text:p>4.2196</text:p>
              </table:table-cell>
              <table:table-cell office:value-type="float" office:value="0.342175">
                <text:p>0.342175</text:p>
              </table:table-cell>
              <table:table-cell office:value-type="float" office:value="1.739647">
                <text:p>1.739647</text:p>
              </table:table-cell>
              <table:table-cell office:value-type="float" office:value="0.339736">
                <text:p>0.339736</text:p>
              </table:table-cell>
              <table:table-cell office:value-type="float" office:value="40.00164">
                <text:p>40.00164</text:p>
              </table:table-cell>
              <table:table-cell office:value-type="float" office:value="0.339736">
                <text:p>0.339736</text:p>
              </table:table-cell>
              <table:table-cell office:value-type="float" office:value="4.559737">
                <text:p>4.559737</text:p>
              </table:table-cell>
              <table:table-cell office:value-type="float" office:value="0.342148">
                <text:p>0.342148</text:p>
              </table:table-cell>
              <table:table-cell office:value-type="float" office:value="4.541999">
                <text:p>4.541999</text:p>
              </table:table-cell>
              <table:table-cell office:value-type="float" office:value="0.339257">
                <text:p>0.339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224">
                <text:p>4.8224</text:p>
              </table:table-cell>
              <table:table-cell office:value-type="float" office:value="0.341877">
                <text:p>0.341877</text:p>
              </table:table-cell>
              <table:table-cell office:value-type="float" office:value="1.988168">
                <text:p>1.988168</text:p>
              </table:table-cell>
              <table:table-cell office:value-type="float" office:value="0.339811">
                <text:p>0.339811</text:p>
              </table:table-cell>
              <table:table-cell office:value-type="float" office:value="45.71616">
                <text:p>45.71616</text:p>
              </table:table-cell>
              <table:table-cell office:value-type="float" office:value="0.339811">
                <text:p>0.339811</text:p>
              </table:table-cell>
              <table:table-cell office:value-type="float" office:value="5.211128">
                <text:p>5.211128</text:p>
              </table:table-cell>
              <table:table-cell office:value-type="float" office:value="0.341841">
                <text:p>0.341841</text:p>
              </table:table-cell>
              <table:table-cell office:value-type="float" office:value="5.190856">
                <text:p>5.190856</text:p>
              </table:table-cell>
              <table:table-cell office:value-type="float" office:value="0.339415">
                <text:p>0.339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252">
                <text:p>5.4252</text:p>
              </table:table-cell>
              <table:table-cell office:value-type="float" office:value="0.341623">
                <text:p>0.341623</text:p>
              </table:table-cell>
              <table:table-cell office:value-type="float" office:value="2.236689">
                <text:p>2.236689</text:p>
              </table:table-cell>
              <table:table-cell office:value-type="float" office:value="0.34114">
                <text:p>0.34114</text:p>
              </table:table-cell>
              <table:table-cell office:value-type="float" office:value="51.43068">
                <text:p>51.43068</text:p>
              </table:table-cell>
              <table:table-cell office:value-type="float" office:value="0.34114">
                <text:p>0.34114</text:p>
              </table:table-cell>
              <table:table-cell office:value-type="float" office:value="5.862519">
                <text:p>5.862519</text:p>
              </table:table-cell>
              <table:table-cell office:value-type="float" office:value="0.341574">
                <text:p>0.341574</text:p>
              </table:table-cell>
              <table:table-cell office:value-type="float" office:value="5.839713">
                <text:p>5.839713</text:p>
              </table:table-cell>
              <table:table-cell office:value-type="float" office:value="0.339933">
                <text:p>0.339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28">
                <text:p>6.028</text:p>
              </table:table-cell>
              <table:table-cell office:value-type="float" office:value="0.341407">
                <text:p>0.341407</text:p>
              </table:table-cell>
              <table:table-cell office:value-type="float" office:value="2.48521">
                <text:p>2.48521</text:p>
              </table:table-cell>
              <table:table-cell office:value-type="float" office:value="0.339357">
                <text:p>0.339357</text:p>
              </table:table-cell>
              <table:table-cell office:value-type="float" office:value="57.1452">
                <text:p>57.1452</text:p>
              </table:table-cell>
              <table:table-cell office:value-type="float" office:value="0.339357">
                <text:p>0.339357</text:p>
              </table:table-cell>
              <table:table-cell office:value-type="float" office:value="6.51391">
                <text:p>6.51391</text:p>
              </table:table-cell>
              <table:table-cell office:value-type="float" office:value="0.341343">
                <text:p>0.341343</text:p>
              </table:table-cell>
              <table:table-cell office:value-type="float" office:value="6.48857">
                <text:p>6.48857</text:p>
              </table:table-cell>
              <table:table-cell office:value-type="float" office:value="0.339112">
                <text:p>0.33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308">
                <text:p>6.6308</text:p>
              </table:table-cell>
              <table:table-cell office:value-type="float" office:value="0.341216">
                <text:p>0.341216</text:p>
              </table:table-cell>
              <table:table-cell office:value-type="float" office:value="2.733731">
                <text:p>2.733731</text:p>
              </table:table-cell>
              <table:table-cell office:value-type="float" office:value="0.340232">
                <text:p>0.340232</text:p>
              </table:table-cell>
              <table:table-cell office:value-type="float" office:value="62.85972">
                <text:p>62.85972</text:p>
              </table:table-cell>
              <table:table-cell office:value-type="float" office:value="0.340232">
                <text:p>0.340232</text:p>
              </table:table-cell>
              <table:table-cell office:value-type="float" office:value="7.165301">
                <text:p>7.165301</text:p>
              </table:table-cell>
              <table:table-cell office:value-type="float" office:value="0.341145">
                <text:p>0.341145</text:p>
              </table:table-cell>
              <table:table-cell office:value-type="float" office:value="7.137427">
                <text:p>7.137427</text:p>
              </table:table-cell>
              <table:table-cell office:value-type="float" office:value="0.339259">
                <text:p>0.339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336">
                <text:p>7.2336</text:p>
              </table:table-cell>
              <table:table-cell office:value-type="float" office:value="0.341049">
                <text:p>0.341049</text:p>
              </table:table-cell>
              <table:table-cell office:value-type="float" office:value="2.982252">
                <text:p>2.982252</text:p>
              </table:table-cell>
              <table:table-cell office:value-type="float" office:value="0.339913">
                <text:p>0.339913</text:p>
              </table:table-cell>
              <table:table-cell office:value-type="float" office:value="68.57424">
                <text:p>68.57424</text:p>
              </table:table-cell>
              <table:table-cell office:value-type="float" office:value="0.339913">
                <text:p>0.339913</text:p>
              </table:table-cell>
              <table:table-cell office:value-type="float" office:value="7.816692">
                <text:p>7.816692</text:p>
              </table:table-cell>
              <table:table-cell office:value-type="float" office:value="0.340971">
                <text:p>0.340971</text:p>
              </table:table-cell>
              <table:table-cell office:value-type="float" office:value="7.786284">
                <text:p>7.786284</text:p>
              </table:table-cell>
              <table:table-cell office:value-type="float" office:value="0.339061">
                <text:p>0.339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8364">
                <text:p>7.8364</text:p>
              </table:table-cell>
              <table:table-cell office:value-type="float" office:value="0.3409">
                <text:p>0.3409</text:p>
              </table:table-cell>
              <table:table-cell office:value-type="float" office:value="3.230773">
                <text:p>3.230773</text:p>
              </table:table-cell>
              <table:table-cell office:value-type="float" office:value="0.339229">
                <text:p>0.339229</text:p>
              </table:table-cell>
              <table:table-cell office:value-type="float" office:value="74.28876">
                <text:p>74.28876</text:p>
              </table:table-cell>
              <table:table-cell office:value-type="float" office:value="0.339229">
                <text:p>0.339229</text:p>
              </table:table-cell>
              <table:table-cell office:value-type="float" office:value="8.468083">
                <text:p>8.468083</text:p>
              </table:table-cell>
              <table:table-cell office:value-type="float" office:value="0.340822">
                <text:p>0.340822</text:p>
              </table:table-cell>
              <table:table-cell office:value-type="float" office:value="8.435141">
                <text:p>8.435141</text:p>
              </table:table-cell>
              <table:table-cell office:value-type="float" office:value="0.339049">
                <text:p>0.339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392">
                <text:p>8.4392</text:p>
              </table:table-cell>
              <table:table-cell office:value-type="float" office:value="0.340763">
                <text:p>0.340763</text:p>
              </table:table-cell>
              <table:table-cell office:value-type="float" office:value="3.479294">
                <text:p>3.479294</text:p>
              </table:table-cell>
              <table:table-cell office:value-type="float" office:value="0.339153">
                <text:p>0.339153</text:p>
              </table:table-cell>
              <table:table-cell office:value-type="float" office:value="80.00328">
                <text:p>80.00328</text:p>
              </table:table-cell>
              <table:table-cell office:value-type="float" office:value="0.339153">
                <text:p>0.339153</text:p>
              </table:table-cell>
              <table:table-cell office:value-type="float" office:value="9.119474">
                <text:p>9.119474</text:p>
              </table:table-cell>
              <table:table-cell office:value-type="float" office:value="0.340678">
                <text:p>0.340678</text:p>
              </table:table-cell>
              <table:table-cell office:value-type="float" office:value="9.083998">
                <text:p>9.083998</text:p>
              </table:table-cell>
              <table:table-cell office:value-type="float" office:value="0.339015">
                <text:p>0.339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42">
                <text:p>9.042</text:p>
              </table:table-cell>
              <table:table-cell office:value-type="float" office:value="0.340648">
                <text:p>0.340648</text:p>
              </table:table-cell>
              <table:table-cell office:value-type="float" office:value="3.727815">
                <text:p>3.727815</text:p>
              </table:table-cell>
              <table:table-cell office:value-type="float" office:value="0.339559">
                <text:p>0.339559</text:p>
              </table:table-cell>
              <table:table-cell office:value-type="float" office:value="85.7178">
                <text:p>85.7178</text:p>
              </table:table-cell>
              <table:table-cell office:value-type="float" office:value="0.339559">
                <text:p>0.339559</text:p>
              </table:table-cell>
              <table:table-cell office:value-type="float" office:value="9.770865">
                <text:p>9.770865</text:p>
              </table:table-cell>
              <table:table-cell office:value-type="float" office:value="0.340554">
                <text:p>0.340554</text:p>
              </table:table-cell>
              <table:table-cell office:value-type="float" office:value="9.732855">
                <text:p>9.732855</text:p>
              </table:table-cell>
              <table:table-cell office:value-type="float" office:value="0.339094">
                <text:p>0.339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6448">
                <text:p>9.6448</text:p>
              </table:table-cell>
              <table:table-cell office:value-type="float" office:value="0.340544">
                <text:p>0.340544</text:p>
              </table:table-cell>
              <table:table-cell office:value-type="float" office:value="3.976336">
                <text:p>3.976336</text:p>
              </table:table-cell>
              <table:table-cell office:value-type="float" office:value="0.339076">
                <text:p>0.339076</text:p>
              </table:table-cell>
              <table:table-cell office:value-type="float" office:value="91.43232">
                <text:p>91.43232</text:p>
              </table:table-cell>
              <table:table-cell office:value-type="float" office:value="0.339076">
                <text:p>0.339076</text:p>
              </table:table-cell>
              <table:table-cell office:value-type="float" office:value="10.422256">
                <text:p>10.422256</text:p>
              </table:table-cell>
              <table:table-cell office:value-type="float" office:value="0.340451">
                <text:p>0.340451</text:p>
              </table:table-cell>
              <table:table-cell office:value-type="float" office:value="10.381712">
                <text:p>10.381712</text:p>
              </table:table-cell>
              <table:table-cell office:value-type="float" office:value="0.339054">
                <text:p>0.339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476">
                <text:p>10.2476</text:p>
              </table:table-cell>
              <table:table-cell office:value-type="float" office:value="0.340453">
                <text:p>0.340453</text:p>
              </table:table-cell>
              <table:table-cell office:value-type="float" office:value="4.224857">
                <text:p>4.224857</text:p>
              </table:table-cell>
              <table:table-cell office:value-type="float" office:value="0.339258">
                <text:p>0.339258</text:p>
              </table:table-cell>
              <table:table-cell office:value-type="float" office:value="97.14684">
                <text:p>97.14684</text:p>
              </table:table-cell>
              <table:table-cell office:value-type="float" office:value="0.339258">
                <text:p>0.339258</text:p>
              </table:table-cell>
              <table:table-cell office:value-type="float" office:value="11.073647">
                <text:p>11.073647</text:p>
              </table:table-cell>
              <table:table-cell office:value-type="float" office:value="0.340355">
                <text:p>0.340355</text:p>
              </table:table-cell>
              <table:table-cell office:value-type="float" office:value="11.030569">
                <text:p>11.030569</text:p>
              </table:table-cell>
              <table:table-cell office:value-type="float" office:value="0.338972">
                <text:p>0.338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8504">
                <text:p>10.8504</text:p>
              </table:table-cell>
              <table:table-cell office:value-type="float" office:value="0.34037">
                <text:p>0.34037</text:p>
              </table:table-cell>
              <table:table-cell office:value-type="float" office:value="4.473378">
                <text:p>4.473378</text:p>
              </table:table-cell>
              <table:table-cell office:value-type="float" office:value="0.339476">
                <text:p>0.339476</text:p>
              </table:table-cell>
              <table:table-cell office:value-type="float" office:value="102.86136">
                <text:p>102.86136</text:p>
              </table:table-cell>
              <table:table-cell office:value-type="float" office:value="0.339476">
                <text:p>0.339476</text:p>
              </table:table-cell>
              <table:table-cell office:value-type="float" office:value="11.725038">
                <text:p>11.725038</text:p>
              </table:table-cell>
              <table:table-cell office:value-type="float" office:value="0.340268">
                <text:p>0.340268</text:p>
              </table:table-cell>
              <table:table-cell office:value-type="float" office:value="11.679426">
                <text:p>11.679426</text:p>
              </table:table-cell>
              <table:table-cell office:value-type="float" office:value="0.339051">
                <text:p>0.339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532">
                <text:p>11.4532</text:p>
              </table:table-cell>
              <table:table-cell office:value-type="float" office:value="0.340297">
                <text:p>0.340297</text:p>
              </table:table-cell>
              <table:table-cell office:value-type="float" office:value="4.721899">
                <text:p>4.721899</text:p>
              </table:table-cell>
              <table:table-cell office:value-type="float" office:value="0.338967">
                <text:p>0.338967</text:p>
              </table:table-cell>
              <table:table-cell office:value-type="float" office:value="108.57588">
                <text:p>108.57588</text:p>
              </table:table-cell>
              <table:table-cell office:value-type="float" office:value="0.338967">
                <text:p>0.338967</text:p>
              </table:table-cell>
              <table:table-cell office:value-type="float" office:value="12.376429">
                <text:p>12.376429</text:p>
              </table:table-cell>
              <table:table-cell office:value-type="float" office:value="0.340195">
                <text:p>0.340195</text:p>
              </table:table-cell>
              <table:table-cell office:value-type="float" office:value="12.328283">
                <text:p>12.328283</text:p>
              </table:table-cell>
              <table:table-cell office:value-type="float" office:value="0.339017">
                <text:p>0.339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56">
                <text:p>12.056</text:p>
              </table:table-cell>
              <table:table-cell office:value-type="float" office:value="0.340225">
                <text:p>0.340225</text:p>
              </table:table-cell>
              <table:table-cell office:value-type="float" office:value="4.97042">
                <text:p>4.97042</text:p>
              </table:table-cell>
              <table:table-cell office:value-type="float" office:value="0.338924">
                <text:p>0.338924</text:p>
              </table:table-cell>
              <table:table-cell office:value-type="float" office:value="114.2904">
                <text:p>114.2904</text:p>
              </table:table-cell>
              <table:table-cell office:value-type="float" office:value="0.338924">
                <text:p>0.338924</text:p>
              </table:table-cell>
              <table:table-cell office:value-type="float" office:value="13.02782">
                <text:p>13.02782</text:p>
              </table:table-cell>
              <table:table-cell office:value-type="float" office:value="0.340119">
                <text:p>0.340119</text:p>
              </table:table-cell>
              <table:table-cell office:value-type="float" office:value="12.97714">
                <text:p>12.97714</text:p>
              </table:table-cell>
              <table:table-cell office:value-type="float" office:value="0.33917">
                <text:p>0.33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588">
                <text:p>12.6588</text:p>
              </table:table-cell>
              <table:table-cell office:value-type="float" office:value="0.34016">
                <text:p>0.34016</text:p>
              </table:table-cell>
              <table:table-cell office:value-type="float" office:value="5.218941">
                <text:p>5.218941</text:p>
              </table:table-cell>
              <table:table-cell office:value-type="float" office:value="0.339185">
                <text:p>0.339185</text:p>
              </table:table-cell>
              <table:table-cell office:value-type="float" office:value="120.00492">
                <text:p>120.00492</text:p>
              </table:table-cell>
              <table:table-cell office:value-type="float" office:value="0.339185">
                <text:p>0.339185</text:p>
              </table:table-cell>
              <table:table-cell office:value-type="float" office:value="13.679211">
                <text:p>13.679211</text:p>
              </table:table-cell>
              <table:table-cell office:value-type="float" office:value="0.340053">
                <text:p>0.340053</text:p>
              </table:table-cell>
              <table:table-cell office:value-type="float" office:value="13.625997">
                <text:p>13.625997</text:p>
              </table:table-cell>
              <table:table-cell office:value-type="float" office:value="0.338944">
                <text:p>0.338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2616">
                <text:p>13.2616</text:p>
              </table:table-cell>
              <table:table-cell office:value-type="float" office:value="0.340098">
                <text:p>0.340098</text:p>
              </table:table-cell>
              <table:table-cell office:value-type="float" office:value="5.467462">
                <text:p>5.467462</text:p>
              </table:table-cell>
              <table:table-cell office:value-type="float" office:value="0.339721">
                <text:p>0.339721</text:p>
              </table:table-cell>
              <table:table-cell office:value-type="float" office:value="125.71944">
                <text:p>125.71944</text:p>
              </table:table-cell>
              <table:table-cell office:value-type="float" office:value="0.339721">
                <text:p>0.339721</text:p>
              </table:table-cell>
              <table:table-cell office:value-type="float" office:value="14.330602">
                <text:p>14.330602</text:p>
              </table:table-cell>
              <table:table-cell office:value-type="float" office:value="0.339991">
                <text:p>0.339991</text:p>
              </table:table-cell>
              <table:table-cell office:value-type="float" office:value="14.274854">
                <text:p>14.274854</text:p>
              </table:table-cell>
              <table:table-cell office:value-type="float" office:value="0.339007">
                <text:p>0.339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644">
                <text:p>13.8644</text:p>
              </table:table-cell>
              <table:table-cell office:value-type="float" office:value="0.340042">
                <text:p>0.340042</text:p>
              </table:table-cell>
              <table:table-cell office:value-type="float" office:value="5.715983">
                <text:p>5.715983</text:p>
              </table:table-cell>
              <table:table-cell office:value-type="float" office:value="0.339461">
                <text:p>0.339461</text:p>
              </table:table-cell>
              <table:table-cell office:value-type="float" office:value="131.43396">
                <text:p>131.43396</text:p>
              </table:table-cell>
              <table:table-cell office:value-type="float" office:value="0.339461">
                <text:p>0.339461</text:p>
              </table:table-cell>
              <table:table-cell office:value-type="float" office:value="14.981993">
                <text:p>14.981993</text:p>
              </table:table-cell>
              <table:table-cell office:value-type="float" office:value="0.33993">
                <text:p>0.33993</text:p>
              </table:table-cell>
              <table:table-cell office:value-type="float" office:value="14.923711">
                <text:p>14.923711</text:p>
              </table:table-cell>
              <table:table-cell office:value-type="float" office:value="0.338891">
                <text:p>0.338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672">
                <text:p>14.4672</text:p>
              </table:table-cell>
              <table:table-cell office:value-type="float" office:value="0.339989">
                <text:p>0.339989</text:p>
              </table:table-cell>
              <table:table-cell office:value-type="float" office:value="5.964504">
                <text:p>5.964504</text:p>
              </table:table-cell>
              <table:table-cell office:value-type="float" office:value="0.338992">
                <text:p>0.338992</text:p>
              </table:table-cell>
              <table:table-cell office:value-type="float" office:value="137.14848">
                <text:p>137.14848</text:p>
              </table:table-cell>
              <table:table-cell office:value-type="float" office:value="0.338992">
                <text:p>0.338992</text:p>
              </table:table-cell>
              <table:table-cell office:value-type="float" office:value="15.633384">
                <text:p>15.633384</text:p>
              </table:table-cell>
              <table:table-cell office:value-type="float" office:value="0.339876">
                <text:p>0.339876</text:p>
              </table:table-cell>
              <table:table-cell office:value-type="float" office:value="15.572568">
                <text:p>15.572568</text:p>
              </table:table-cell>
              <table:table-cell office:value-type="float" office:value="0.338906">
                <text:p>0.338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07">
                <text:p>15.07</text:p>
              </table:table-cell>
              <table:table-cell office:value-type="float" office:value="0.339945">
                <text:p>0.339945</text:p>
              </table:table-cell>
              <table:table-cell office:value-type="float" office:value="6.213025">
                <text:p>6.213025</text:p>
              </table:table-cell>
              <table:table-cell office:value-type="float" office:value="0.339672">
                <text:p>0.339672</text:p>
              </table:table-cell>
              <table:table-cell office:value-type="float" office:value="142.863">
                <text:p>142.863</text:p>
              </table:table-cell>
              <table:table-cell office:value-type="float" office:value="0.339672">
                <text:p>0.339672</text:p>
              </table:table-cell>
              <table:table-cell office:value-type="float" office:value="16.284775">
                <text:p>16.284775</text:p>
              </table:table-cell>
              <table:table-cell office:value-type="float" office:value="0.33982">
                <text:p>0.33982</text:p>
              </table:table-cell>
              <table:table-cell office:value-type="float" office:value="16.221425">
                <text:p>16.221425</text:p>
              </table:table-cell>
              <table:table-cell office:value-type="float" office:value="0.338892">
                <text:p>0.338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6728">
                <text:p>15.6728</text:p>
              </table:table-cell>
              <table:table-cell office:value-type="float" office:value="0.3399">
                <text:p>0.3399</text:p>
              </table:table-cell>
              <table:table-cell office:value-type="float" office:value="6.461546">
                <text:p>6.461546</text:p>
              </table:table-cell>
              <table:table-cell office:value-type="float" office:value="0.338867">
                <text:p>0.338867</text:p>
              </table:table-cell>
              <table:table-cell office:value-type="float" office:value="148.57752">
                <text:p>148.57752</text:p>
              </table:table-cell>
              <table:table-cell office:value-type="float" office:value="0.338867">
                <text:p>0.338867</text:p>
              </table:table-cell>
              <table:table-cell office:value-type="float" office:value="16.936166">
                <text:p>16.936166</text:p>
              </table:table-cell>
              <table:table-cell office:value-type="float" office:value="0.339776">
                <text:p>0.339776</text:p>
              </table:table-cell>
              <table:table-cell office:value-type="float" office:value="16.870282">
                <text:p>16.870282</text:p>
              </table:table-cell>
              <table:table-cell office:value-type="float" office:value="0.338876">
                <text:p>0.338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756">
                <text:p>16.2756</text:p>
              </table:table-cell>
              <table:table-cell office:value-type="float" office:value="0.339859">
                <text:p>0.339859</text:p>
              </table:table-cell>
              <table:table-cell office:value-type="float" office:value="6.710067">
                <text:p>6.710067</text:p>
              </table:table-cell>
              <table:table-cell office:value-type="float" office:value="0.338853">
                <text:p>0.338853</text:p>
              </table:table-cell>
              <table:table-cell office:value-type="float" office:value="154.29204">
                <text:p>154.29204</text:p>
              </table:table-cell>
              <table:table-cell office:value-type="float" office:value="0.338853">
                <text:p>0.338853</text:p>
              </table:table-cell>
              <table:table-cell office:value-type="float" office:value="17.587557">
                <text:p>17.587557</text:p>
              </table:table-cell>
              <table:table-cell office:value-type="float" office:value="0.339729">
                <text:p>0.339729</text:p>
              </table:table-cell>
              <table:table-cell office:value-type="float" office:value="17.519139">
                <text:p>17.519139</text:p>
              </table:table-cell>
              <table:table-cell office:value-type="float" office:value="0.338879">
                <text:p>0.338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784">
                <text:p>16.8784</text:p>
              </table:table-cell>
              <table:table-cell office:value-type="float" office:value="0.339819">
                <text:p>0.339819</text:p>
              </table:table-cell>
              <table:table-cell office:value-type="float" office:value="6.958588">
                <text:p>6.958588</text:p>
              </table:table-cell>
              <table:table-cell office:value-type="float" office:value="0.339473">
                <text:p>0.339473</text:p>
              </table:table-cell>
              <table:table-cell office:value-type="float" office:value="160.00656">
                <text:p>160.00656</text:p>
              </table:table-cell>
              <table:table-cell office:value-type="float" office:value="0.339473">
                <text:p>0.339473</text:p>
              </table:table-cell>
              <table:table-cell office:value-type="float" office:value="18.238948">
                <text:p>18.238948</text:p>
              </table:table-cell>
              <table:table-cell office:value-type="float" office:value="0.339689">
                <text:p>0.339689</text:p>
              </table:table-cell>
              <table:table-cell office:value-type="float" office:value="18.167996">
                <text:p>18.167996</text:p>
              </table:table-cell>
              <table:table-cell office:value-type="float" office:value="0.338869">
                <text:p>0.338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4812">
                <text:p>17.4812</text:p>
              </table:table-cell>
              <table:table-cell office:value-type="float" office:value="0.339784">
                <text:p>0.339784</text:p>
              </table:table-cell>
              <table:table-cell office:value-type="float" office:value="7.207109">
                <text:p>7.207109</text:p>
              </table:table-cell>
              <table:table-cell office:value-type="float" office:value="0.338897">
                <text:p>0.338897</text:p>
              </table:table-cell>
              <table:table-cell office:value-type="float" office:value="165.72108">
                <text:p>165.72108</text:p>
              </table:table-cell>
              <table:table-cell office:value-type="float" office:value="0.338897">
                <text:p>0.338897</text:p>
              </table:table-cell>
              <table:table-cell office:value-type="float" office:value="18.890339">
                <text:p>18.890339</text:p>
              </table:table-cell>
              <table:table-cell office:value-type="float" office:value="0.339651">
                <text:p>0.339651</text:p>
              </table:table-cell>
              <table:table-cell office:value-type="float" office:value="18.816853">
                <text:p>18.816853</text:p>
              </table:table-cell>
              <table:table-cell office:value-type="float" office:value="0.338856">
                <text:p>0.338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084">
                <text:p>18.084</text:p>
              </table:table-cell>
              <table:table-cell office:value-type="float" office:value="0.339751">
                <text:p>0.339751</text:p>
              </table:table-cell>
              <table:table-cell office:value-type="float" office:value="7.45563">
                <text:p>7.45563</text:p>
              </table:table-cell>
              <table:table-cell office:value-type="float" office:value="0.338829">
                <text:p>0.338829</text:p>
              </table:table-cell>
              <table:table-cell office:value-type="float" office:value="171.4356">
                <text:p>171.4356</text:p>
              </table:table-cell>
              <table:table-cell office:value-type="float" office:value="0.338829">
                <text:p>0.338829</text:p>
              </table:table-cell>
              <table:table-cell office:value-type="float" office:value="19.54173">
                <text:p>19.54173</text:p>
              </table:table-cell>
              <table:table-cell office:value-type="float" office:value="0.339614">
                <text:p>0.339614</text:p>
              </table:table-cell>
              <table:table-cell office:value-type="float" office:value="19.46571">
                <text:p>19.46571</text:p>
              </table:table-cell>
              <table:table-cell office:value-type="float" office:value="0.338906">
                <text:p>0.338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6868">
                <text:p>18.6868</text:p>
              </table:table-cell>
              <table:table-cell office:value-type="float" office:value="0.339718">
                <text:p>0.339718</text:p>
              </table:table-cell>
              <table:table-cell office:value-type="float" office:value="7.704151">
                <text:p>7.704151</text:p>
              </table:table-cell>
              <table:table-cell office:value-type="float" office:value="0.339107">
                <text:p>0.339107</text:p>
              </table:table-cell>
              <table:table-cell office:value-type="float" office:value="177.15012">
                <text:p>177.15012</text:p>
              </table:table-cell>
              <table:table-cell office:value-type="float" office:value="0.339107">
                <text:p>0.339107</text:p>
              </table:table-cell>
              <table:table-cell office:value-type="float" office:value="20.193121">
                <text:p>20.193121</text:p>
              </table:table-cell>
              <table:table-cell office:value-type="float" office:value="0.339578">
                <text:p>0.339578</text:p>
              </table:table-cell>
              <table:table-cell office:value-type="float" office:value="20.114567">
                <text:p>20.114567</text:p>
              </table:table-cell>
              <table:table-cell office:value-type="float" office:value="0.338871">
                <text:p>0.338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